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8.74pt"/>
    </style:style>
    <style:style style:name="co15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958266" calcext:value-type="float">
            <text:p>0.00958266</text:p>
          </table:table-cell>
          <table:table-cell office:value-type="float" office:value="100" calcext:value-type="float">
            <text:p>100</text:p>
          </table:table-cell>
          <table:table-cell office:value-type="float" office:value="0.0000958266" calcext:value-type="float">
            <text:p>9.58266E-05</text:p>
          </table:table-cell>
          <table:table-cell office:value-type="float" office:value="0.00007863" calcext:value-type="float">
            <text:p>7.863E-05</text:p>
          </table:table-cell>
          <table:table-cell office:value-type="float" office:value="0.000163341" calcext:value-type="float">
            <text:p>0.000163341</text:p>
          </table:table-cell>
          <table:table-cell office:value-type="float" office:value="1096" calcext:value-type="float">
            <text:p>1096</text:p>
          </table:table-cell>
          <table:table-cell office:value-type="float" office:value="100" calcext:value-type="float">
            <text:p>100</text:p>
          </table:table-cell>
          <table:table-cell office:value-type="float" office:value="10.96" calcext:value-type="float">
            <text:p>10.9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987355" calcext:value-type="float">
            <text:p>0.00987355</text:p>
          </table:table-cell>
          <table:table-cell office:value-type="float" office:value="100" calcext:value-type="float">
            <text:p>100</text:p>
          </table:table-cell>
          <table:table-cell office:value-type="float" office:value="0.0000987355" calcext:value-type="float">
            <text:p>9.87355E-05</text:p>
          </table:table-cell>
          <table:table-cell office:value-type="float" office:value="0.0000788" calcext:value-type="float">
            <text:p>7.88E-05</text:p>
          </table:table-cell>
          <table:table-cell office:value-type="float" office:value="0.000147771" calcext:value-type="float">
            <text:p>0.000147771</text:p>
          </table:table-cell>
          <table:table-cell office:value-type="float" office:value="1163" calcext:value-type="float">
            <text:p>1163</text:p>
          </table:table-cell>
          <table:table-cell office:value-type="float" office:value="100" calcext:value-type="float">
            <text:p>100</text:p>
          </table:table-cell>
          <table:table-cell office:value-type="float" office:value="11.63" calcext:value-type="float">
            <text:p>11.6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06218" calcext:value-type="float">
            <text:p>0.0106218</text:p>
          </table:table-cell>
          <table:table-cell office:value-type="float" office:value="100" calcext:value-type="float">
            <text:p>100</text:p>
          </table:table-cell>
          <table:table-cell office:value-type="float" office:value="0.000106218" calcext:value-type="float">
            <text:p>0.000106218</text:p>
          </table:table-cell>
          <table:table-cell office:value-type="float" office:value="0.000071715" calcext:value-type="float">
            <text:p>7.1715E-05</text:p>
          </table:table-cell>
          <table:table-cell office:value-type="float" office:value="0.000179169" calcext:value-type="float">
            <text:p>0.000179169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105894" calcext:value-type="float">
            <text:p>0.0105894</text:p>
          </table:table-cell>
          <table:table-cell office:value-type="float" office:value="100" calcext:value-type="float">
            <text:p>100</text:p>
          </table:table-cell>
          <table:table-cell office:value-type="float" office:value="0.000105894" calcext:value-type="float">
            <text:p>0.000105894</text:p>
          </table:table-cell>
          <table:table-cell office:value-type="float" office:value="0.000071786" calcext:value-type="float">
            <text:p>7.1786E-05</text:p>
          </table:table-cell>
          <table:table-cell office:value-type="float" office:value="0.000172062" calcext:value-type="float">
            <text:p>0.000172062</text:p>
          </table:table-cell>
          <table:table-cell office:value-type="float" office:value="1323" calcext:value-type="float">
            <text:p>1323</text:p>
          </table:table-cell>
          <table:table-cell office:value-type="float" office:value="100" calcext:value-type="float">
            <text:p>100</text:p>
          </table:table-cell>
          <table:table-cell office:value-type="float" office:value="13.23" calcext:value-type="float">
            <text:p>13.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03189" calcext:value-type="float">
            <text:p>0.0103189</text:p>
          </table:table-cell>
          <table:table-cell office:value-type="float" office:value="100" calcext:value-type="float">
            <text:p>100</text:p>
          </table:table-cell>
          <table:table-cell office:value-type="float" office:value="0.000103189" calcext:value-type="float">
            <text:p>0.000103189</text:p>
          </table:table-cell>
          <table:table-cell office:value-type="float" office:value="0.000076624" calcext:value-type="float">
            <text:p>7.6624E-05</text:p>
          </table:table-cell>
          <table:table-cell office:value-type="float" office:value="0.000173347" calcext:value-type="float">
            <text:p>0.000173347</text:p>
          </table:table-cell>
          <table:table-cell office:value-type="float" office:value="1432" calcext:value-type="float">
            <text:p>1432</text:p>
          </table:table-cell>
          <table:table-cell office:value-type="float" office:value="100" calcext:value-type="float">
            <text:p>100</text:p>
          </table:table-cell>
          <table:table-cell office:value-type="float" office:value="14.32" calcext:value-type="float">
            <text:p>14.3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10149" calcext:value-type="float">
            <text:p>0.010149</text:p>
          </table:table-cell>
          <table:table-cell office:value-type="float" office:value="100" calcext:value-type="float">
            <text:p>100</text:p>
          </table:table-cell>
          <table:table-cell office:value-type="float" office:value="0.00010149" calcext:value-type="float">
            <text:p>0.00010149</text:p>
          </table:table-cell>
          <table:table-cell office:value-type="float" office:value="0.000072113" calcext:value-type="float">
            <text:p>7.2113E-05</text:p>
          </table:table-cell>
          <table:table-cell office:value-type="float" office:value="0.000214887" calcext:value-type="float">
            <text:p>0.000214887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0975788" calcext:value-type="float">
            <text:p>0.00975788</text:p>
          </table:table-cell>
          <table:table-cell office:value-type="float" office:value="100" calcext:value-type="float">
            <text:p>100</text:p>
          </table:table-cell>
          <table:table-cell office:value-type="float" office:value="0.0000975788" calcext:value-type="float">
            <text:p>9.75788E-05</text:p>
          </table:table-cell>
          <table:table-cell office:value-type="float" office:value="0.000076392" calcext:value-type="float">
            <text:p>7.6392E-05</text:p>
          </table:table-cell>
          <table:table-cell office:value-type="float" office:value="0.00015857" calcext:value-type="float">
            <text:p>0.00015857</text:p>
          </table:table-cell>
          <table:table-cell office:value-type="float" office:value="1658" calcext:value-type="float">
            <text:p>1658</text:p>
          </table:table-cell>
          <table:table-cell office:value-type="float" office:value="100" calcext:value-type="float">
            <text:p>100</text:p>
          </table:table-cell>
          <table:table-cell office:value-type="float" office:value="16.58" calcext:value-type="float">
            <text:p>16.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0993569" calcext:value-type="float">
            <text:p>0.00993569</text:p>
          </table:table-cell>
          <table:table-cell office:value-type="float" office:value="100" calcext:value-type="float">
            <text:p>100</text:p>
          </table:table-cell>
          <table:table-cell office:value-type="float" office:value="0.0000993569" calcext:value-type="float">
            <text:p>9.93569E-05</text:p>
          </table:table-cell>
          <table:table-cell office:value-type="float" office:value="0.000077384" calcext:value-type="float">
            <text:p>7.7384E-05</text:p>
          </table:table-cell>
          <table:table-cell office:value-type="float" office:value="0.000183059" calcext:value-type="float">
            <text:p>0.000183059</text:p>
          </table:table-cell>
          <table:table-cell office:value-type="float" office:value="1701" calcext:value-type="float">
            <text:p>1701</text:p>
          </table:table-cell>
          <table:table-cell office:value-type="float" office:value="100" calcext:value-type="float">
            <text:p>100</text:p>
          </table:table-cell>
          <table:table-cell office:value-type="float" office:value="17.01" calcext:value-type="float">
            <text:p>17.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100" calcext:value-type="float">
            <text:p>100</text:p>
          </table:table-cell>
          <table:table-cell office:value-type="float" office:value="3.61" calcext:value-type="float">
            <text:p>3.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100" calcext:value-type="float">
            <text:p>100</text:p>
          </table:table-cell>
          <table:table-cell office:value-type="float" office:value="3.61" calcext:value-type="float">
            <text:p>3.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0928025" calcext:value-type="float">
            <text:p>0.00928025</text:p>
          </table:table-cell>
          <table:table-cell office:value-type="float" office:value="100" calcext:value-type="float">
            <text:p>100</text:p>
          </table:table-cell>
          <table:table-cell office:value-type="float" office:value="0.0000928025" calcext:value-type="float">
            <text:p>9.28025E-05</text:p>
          </table:table-cell>
          <table:table-cell office:value-type="float" office:value="0.000080449" calcext:value-type="float">
            <text:p>8.0449E-05</text:p>
          </table:table-cell>
          <table:table-cell office:value-type="float" office:value="0.00013475" calcext:value-type="float">
            <text:p>0.00013475</text:p>
          </table:table-cell>
          <table:table-cell office:value-type="float" office:value="1903" calcext:value-type="float">
            <text:p>1903</text:p>
          </table:table-cell>
          <table:table-cell office:value-type="float" office:value="100" calcext:value-type="float">
            <text:p>100</text:p>
          </table:table-cell>
          <table:table-cell office:value-type="float" office:value="19.03" calcext:value-type="float">
            <text:p>19.0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4.34" calcext:value-type="float">
            <text:p>4.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4.34" calcext:value-type="float">
            <text:p>4.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26573" calcext:value-type="float">
            <text:p>0.0126573</text:p>
          </table:table-cell>
          <table:table-cell office:value-type="float" office:value="100" calcext:value-type="float">
            <text:p>100</text:p>
          </table:table-cell>
          <table:table-cell office:value-type="float" office:value="0.000126573" calcext:value-type="float">
            <text:p>0.000126573</text:p>
          </table:table-cell>
          <table:table-cell office:value-type="float" office:value="0.000101377" calcext:value-type="float">
            <text:p>0.000101377</text:p>
          </table:table-cell>
          <table:table-cell office:value-type="float" office:value="0.000189364" calcext:value-type="float">
            <text:p>0.000189364</text:p>
          </table:table-cell>
          <table:table-cell office:value-type="float" office:value="1626" calcext:value-type="float">
            <text:p>1626</text:p>
          </table:table-cell>
          <table:table-cell office:value-type="float" office:value="100" calcext:value-type="float">
            <text:p>100</text:p>
          </table:table-cell>
          <table:table-cell office:value-type="float" office:value="16.26" calcext:value-type="float">
            <text:p>16.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141761" calcext:value-type="float">
            <text:p>0.0141761</text:p>
          </table:table-cell>
          <table:table-cell office:value-type="float" office:value="100" calcext:value-type="float">
            <text:p>100</text:p>
          </table:table-cell>
          <table:table-cell office:value-type="float" office:value="0.000141761" calcext:value-type="float">
            <text:p>0.000141761</text:p>
          </table:table-cell>
          <table:table-cell office:value-type="float" office:value="0.000102414" calcext:value-type="float">
            <text:p>0.000102414</text:p>
          </table:table-cell>
          <table:table-cell office:value-type="float" office:value="0.000211498" calcext:value-type="float">
            <text:p>0.000211498</text:p>
          </table:table-cell>
          <table:table-cell office:value-type="float" office:value="1755" calcext:value-type="float">
            <text:p>1755</text:p>
          </table:table-cell>
          <table:table-cell office:value-type="float" office:value="100" calcext:value-type="float">
            <text:p>100</text:p>
          </table:table-cell>
          <table:table-cell office:value-type="float" office:value="17.55" calcext:value-type="float">
            <text:p>17.5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52172" calcext:value-type="float">
            <text:p>0.0152172</text:p>
          </table:table-cell>
          <table:table-cell office:value-type="float" office:value="100" calcext:value-type="float">
            <text:p>100</text:p>
          </table:table-cell>
          <table:table-cell office:value-type="float" office:value="0.000152172" calcext:value-type="float">
            <text:p>0.000152172</text:p>
          </table:table-cell>
          <table:table-cell office:value-type="float" office:value="0.00010462" calcext:value-type="float">
            <text:p>0.00010462</text:p>
          </table:table-cell>
          <table:table-cell office:value-type="float" office:value="0.000367672" calcext:value-type="float">
            <text:p>0.000367672</text:p>
          </table:table-cell>
          <table:table-cell office:value-type="float" office:value="1853" calcext:value-type="float">
            <text:p>1853</text:p>
          </table:table-cell>
          <table:table-cell office:value-type="float" office:value="100" calcext:value-type="float">
            <text:p>100</text:p>
          </table:table-cell>
          <table:table-cell office:value-type="float" office:value="18.53" calcext:value-type="float">
            <text:p>18.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office:value-type="float" office:value="100" calcext:value-type="float">
            <text:p>100</text:p>
          </table:table-cell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100" calcext:value-type="float">
            <text:p>100</text:p>
          </table:table-cell>
          <table:table-cell office:value-type="float" office:value="0.0001539" calcext:value-type="float">
            <text:p>0.0001539</text:p>
          </table:table-cell>
          <table:table-cell office:value-type="float" office:value="0.00010212" calcext:value-type="float">
            <text:p>0.00010212</text:p>
          </table:table-cell>
          <table:table-cell office:value-type="float" office:value="0.000240696" calcext:value-type="float">
            <text:p>0.000240696</text:p>
          </table:table-cell>
          <table:table-cell office:value-type="float" office:value="1971" calcext:value-type="float">
            <text:p>1971</text:p>
          </table:table-cell>
          <table:table-cell office:value-type="float" office:value="100" calcext:value-type="float">
            <text:p>100</text:p>
          </table:table-cell>
          <table:table-cell office:value-type="float" office:value="19.71" calcext:value-type="float">
            <text:p>19.7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2.72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2.72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64859" calcext:value-type="float">
            <text:p>0.0164859</text:p>
          </table:table-cell>
          <table:table-cell office:value-type="float" office:value="100" calcext:value-type="float">
            <text:p>100</text:p>
          </table:table-cell>
          <table:table-cell office:value-type="float" office:value="0.000164859" calcext:value-type="float">
            <text:p>0.000164859</text:p>
          </table:table-cell>
          <table:table-cell office:value-type="float" office:value="0.000105101" calcext:value-type="float">
            <text:p>0.000105101</text:p>
          </table:table-cell>
          <table:table-cell office:value-type="float" office:value="0.000282955" calcext:value-type="float">
            <text:p>0.000282955</text:p>
          </table:table-cell>
          <table:table-cell office:value-type="float" office:value="2073" calcext:value-type="float">
            <text:p>2073</text:p>
          </table:table-cell>
          <table:table-cell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158177" calcext:value-type="float">
            <text:p>0.0158177</text:p>
          </table:table-cell>
          <table:table-cell office:value-type="float" office:value="100" calcext:value-type="float">
            <text:p>100</text:p>
          </table:table-cell>
          <table:table-cell office:value-type="float" office:value="0.000158177" calcext:value-type="float">
            <text:p>0.000158177</text:p>
          </table:table-cell>
          <table:table-cell office:value-type="float" office:value="0.000104637" calcext:value-type="float">
            <text:p>0.000104637</text:p>
          </table:table-cell>
          <table:table-cell office:value-type="float" office:value="0.000257596" calcext:value-type="float">
            <text:p>0.000257596</text:p>
          </table:table-cell>
          <table:table-cell office:value-type="float" office:value="2191" calcext:value-type="float">
            <text:p>2191</text:p>
          </table:table-cell>
          <table:table-cell office:value-type="float" office:value="100" calcext:value-type="float">
            <text:p>100</text:p>
          </table:table-cell>
          <table:table-cell office:value-type="float" office:value="21.91" calcext:value-type="float">
            <text:p>21.9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3.32" calcext:value-type="float">
            <text:p>3.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150943" calcext:value-type="float">
            <text:p>0.0150943</text:p>
          </table:table-cell>
          <table:table-cell office:value-type="float" office:value="100" calcext:value-type="float">
            <text:p>100</text:p>
          </table:table-cell>
          <table:table-cell office:value-type="float" office:value="0.000150943" calcext:value-type="float">
            <text:p>0.000150943</text:p>
          </table:table-cell>
          <table:table-cell office:value-type="float" office:value="0.000102946" calcext:value-type="float">
            <text:p>0.000102946</text:p>
          </table:table-cell>
          <table:table-cell office:value-type="float" office:value="0.000227407" calcext:value-type="float">
            <text:p>0.000227407</text:p>
          </table:table-cell>
          <table:table-cell office:value-type="float" office:value="2327" calcext:value-type="float">
            <text:p>2327</text:p>
          </table:table-cell>
          <table:table-cell office:value-type="float" office:value="100" calcext:value-type="float">
            <text:p>100</text:p>
          </table:table-cell>
          <table:table-cell office:value-type="float" office:value="23.27" calcext:value-type="float">
            <text:p>23.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13598" calcext:value-type="float">
            <text:p>0.013598</text:p>
          </table:table-cell>
          <table:table-cell office:value-type="float" office:value="100" calcext:value-type="float">
            <text:p>100</text:p>
          </table:table-cell>
          <table:table-cell office:value-type="float" office:value="0.00013598" calcext:value-type="float">
            <text:p>0.00013598</text:p>
          </table:table-cell>
          <table:table-cell office:value-type="float" office:value="0.000102673" calcext:value-type="float">
            <text:p>0.000102673</text:p>
          </table:table-cell>
          <table:table-cell office:value-type="float" office:value="0.000286486" calcext:value-type="float">
            <text:p>0.000286486</text:p>
          </table:table-cell>
          <table:table-cell office:value-type="float" office:value="2630" calcext:value-type="float">
            <text:p>2630</text:p>
          </table:table-cell>
          <table:table-cell office:value-type="float" office:value="100" calcext:value-type="float">
            <text:p>100</text:p>
          </table:table-cell>
          <table:table-cell office:value-type="float" office:value="26.3" calcext:value-type="float">
            <text:p>26.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126058" calcext:value-type="float">
            <text:p>0.0126058</text:p>
          </table:table-cell>
          <table:table-cell office:value-type="float" office:value="100" calcext:value-type="float">
            <text:p>100</text:p>
          </table:table-cell>
          <table:table-cell office:value-type="float" office:value="0.000126058" calcext:value-type="float">
            <text:p>0.000126058</text:p>
          </table:table-cell>
          <table:table-cell office:value-type="float" office:value="0.000100748" calcext:value-type="float">
            <text:p>0.000100748</text:p>
          </table:table-cell>
          <table:table-cell office:value-type="float" office:value="0.000194845" calcext:value-type="float">
            <text:p>0.000194845</text:p>
          </table:table-cell>
          <table:table-cell office:value-type="float" office:value="2807" calcext:value-type="float">
            <text:p>2807</text:p>
          </table:table-cell>
          <table:table-cell office:value-type="float" office:value="100" calcext:value-type="float">
            <text:p>100</text:p>
          </table:table-cell>
          <table:table-cell office:value-type="float" office:value="28.07" calcext:value-type="float">
            <text:p>28.0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181342" calcext:value-type="float">
            <text:p>0.0181342</text:p>
          </table:table-cell>
          <table:table-cell office:value-type="float" office:value="100" calcext:value-type="float">
            <text:p>100</text:p>
          </table:table-cell>
          <table:table-cell office:value-type="float" office:value="0.000181342" calcext:value-type="float">
            <text:p>0.000181342</text:p>
          </table:table-cell>
          <table:table-cell office:value-type="float" office:value="0.000136051" calcext:value-type="float">
            <text:p>0.000136051</text:p>
          </table:table-cell>
          <table:table-cell office:value-type="float" office:value="0.000363965" calcext:value-type="float">
            <text:p>0.000363965</text:p>
          </table:table-cell>
          <table:table-cell office:value-type="float" office:value="2295" calcext:value-type="float">
            <text:p>2295</text:p>
          </table:table-cell>
          <table:table-cell office:value-type="float" office:value="100" calcext:value-type="float">
            <text:p>100</text:p>
          </table:table-cell>
          <table:table-cell office:value-type="float" office:value="22.95" calcext:value-type="float">
            <text:p>22.9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210791" calcext:value-type="float">
            <text:p>0.0210791</text:p>
          </table:table-cell>
          <table:table-cell office:value-type="float" office:value="100" calcext:value-type="float">
            <text:p>100</text:p>
          </table:table-cell>
          <table:table-cell office:value-type="float" office:value="0.000210791" calcext:value-type="float">
            <text:p>0.000210791</text:p>
          </table:table-cell>
          <table:table-cell office:value-type="float" office:value="0.000134622" calcext:value-type="float">
            <text:p>0.000134622</text:p>
          </table:table-cell>
          <table:table-cell office:value-type="float" office:value="0.000362836" calcext:value-type="float">
            <text:p>0.000362836</text:p>
          </table:table-cell>
          <table:table-cell office:value-type="float" office:value="2441" calcext:value-type="float">
            <text:p>2441</text:p>
          </table:table-cell>
          <table:table-cell office:value-type="float" office:value="100" calcext:value-type="float">
            <text:p>100</text:p>
          </table:table-cell>
          <table:table-cell office:value-type="float" office:value="24.41" calcext:value-type="float">
            <text:p>24.4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229688" calcext:value-type="float">
            <text:p>0.0229688</text:p>
          </table:table-cell>
          <table:table-cell office:value-type="float" office:value="100" calcext:value-type="float">
            <text:p>100</text:p>
          </table:table-cell>
          <table:table-cell office:value-type="float" office:value="0.000229688" calcext:value-type="float">
            <text:p>0.000229688</text:p>
          </table:table-cell>
          <table:table-cell office:value-type="float" office:value="0.000137951" calcext:value-type="float">
            <text:p>0.000137951</text:p>
          </table:table-cell>
          <table:table-cell office:value-type="float" office:value="0.000549214" calcext:value-type="float">
            <text:p>0.000549214</text:p>
          </table:table-cell>
          <table:table-cell office:value-type="float" office:value="2576" calcext:value-type="float">
            <text:p>2576</text:p>
          </table:table-cell>
          <table:table-cell office:value-type="float" office:value="100" calcext:value-type="float">
            <text:p>100</text:p>
          </table:table-cell>
          <table:table-cell office:value-type="float" office:value="25.76" calcext:value-type="float">
            <text:p>25.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246439" calcext:value-type="float">
            <text:p>0.0246439</text:p>
          </table:table-cell>
          <table:table-cell office:value-type="float" office:value="100" calcext:value-type="float">
            <text:p>100</text:p>
          </table:table-cell>
          <table:table-cell office:value-type="float" office:value="0.000246439" calcext:value-type="float">
            <text:p>0.000246439</text:p>
          </table:table-cell>
          <table:table-cell office:value-type="float" office:value="0.000132075" calcext:value-type="float">
            <text:p>0.000132075</text:p>
          </table:table-cell>
          <table:table-cell office:value-type="float" office:value="0.000536162" calcext:value-type="float">
            <text:p>0.000536162</text:p>
          </table:table-cell>
          <table:table-cell office:value-type="float" office:value="2701" calcext:value-type="float">
            <text:p>2701</text:p>
          </table:table-cell>
          <table:table-cell office:value-type="float" office:value="100" calcext:value-type="float">
            <text:p>100</text:p>
          </table:table-cell>
          <table:table-cell office:value-type="float" office:value="27.01" calcext:value-type="float">
            <text:p>27.0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236003" calcext:value-type="float">
            <text:p>0.0236003</text:p>
          </table:table-cell>
          <table:table-cell office:value-type="float" office:value="100" calcext:value-type="float">
            <text:p>100</text:p>
          </table:table-cell>
          <table:table-cell office:value-type="float" office:value="0.000236003" calcext:value-type="float">
            <text:p>0.000236003</text:p>
          </table:table-cell>
          <table:table-cell office:value-type="float" office:value="0.000139367" calcext:value-type="float">
            <text:p>0.000139367</text:p>
          </table:table-cell>
          <table:table-cell office:value-type="float" office:value="0.000426927" calcext:value-type="float">
            <text:p>0.000426927</text:p>
          </table:table-cell>
          <table:table-cell office:value-type="float" office:value="2838" calcext:value-type="float">
            <text:p>2838</text:p>
          </table:table-cell>
          <table:table-cell office:value-type="float" office:value="100" calcext:value-type="float">
            <text:p>100</text:p>
          </table:table-cell>
          <table:table-cell office:value-type="float" office:value="28.38" calcext:value-type="float">
            <text:p>28.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27" calcext:value-type="float">
            <text:p>327</text:p>
          </table:table-cell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100" calcext:value-type="float">
            <text:p>100</text:p>
          </table:table-cell>
          <table:table-cell office:value-type="float" office:value="0.00022661" calcext:value-type="float">
            <text:p>0.00022661</text:p>
          </table:table-cell>
          <table:table-cell office:value-type="float" office:value="0.000131907" calcext:value-type="float">
            <text:p>0.000131907</text:p>
          </table:table-cell>
          <table:table-cell office:value-type="float" office:value="0.00038598" calcext:value-type="float">
            <text:p>0.00038598</text:p>
          </table:table-cell>
          <table:table-cell office:value-type="float" office:value="3062" calcext:value-type="float">
            <text:p>3062</text:p>
          </table:table-cell>
          <table:table-cell office:value-type="float" office:value="100" calcext:value-type="float">
            <text:p>100</text:p>
          </table:table-cell>
          <table:table-cell office:value-type="float" office:value="30.62" calcext:value-type="float">
            <text:p>30.6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78" calcext:value-type="float">
            <text:p>378</text:p>
          </table:table-cell>
          <table:table-cell office:value-type="float" office:value="100" calcext:value-type="float">
            <text:p>100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208743" calcext:value-type="float">
            <text:p>0.0208743</text:p>
          </table:table-cell>
          <table:table-cell office:value-type="float" office:value="100" calcext:value-type="float">
            <text:p>100</text:p>
          </table:table-cell>
          <table:table-cell office:value-type="float" office:value="0.000208743" calcext:value-type="float">
            <text:p>0.000208743</text:p>
          </table:table-cell>
          <table:table-cell office:value-type="float" office:value="0.00013262" calcext:value-type="float">
            <text:p>0.00013262</text:p>
          </table:table-cell>
          <table:table-cell office:value-type="float" office:value="0.000371888" calcext:value-type="float">
            <text:p>0.000371888</text:p>
          </table:table-cell>
          <table:table-cell office:value-type="float" office:value="3257" calcext:value-type="float">
            <text:p>3257</text:p>
          </table:table-cell>
          <table:table-cell office:value-type="float" office:value="100" calcext:value-type="float">
            <text:p>100</text:p>
          </table:table-cell>
          <table:table-cell office:value-type="float" office:value="32.57" calcext:value-type="float">
            <text:p>32.5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100" calcext:value-type="float">
            <text:p>100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185123" calcext:value-type="float">
            <text:p>0.0185123</text:p>
          </table:table-cell>
          <table:table-cell office:value-type="float" office:value="100" calcext:value-type="float">
            <text:p>100</text:p>
          </table:table-cell>
          <table:table-cell office:value-type="float" office:value="0.000185123" calcext:value-type="float">
            <text:p>0.000185123</text:p>
          </table:table-cell>
          <table:table-cell office:value-type="float" office:value="0.000133491" calcext:value-type="float">
            <text:p>0.000133491</text:p>
          </table:table-cell>
          <table:table-cell office:value-type="float" office:value="0.000393847" calcext:value-type="float">
            <text:p>0.000393847</text:p>
          </table:table-cell>
          <table:table-cell office:value-type="float" office:value="3508" calcext:value-type="float">
            <text:p>3508</text:p>
          </table:table-cell>
          <table:table-cell office:value-type="float" office:value="100" calcext:value-type="float">
            <text:p>100</text:p>
          </table:table-cell>
          <table:table-cell office:value-type="float" office:value="35.08" calcext:value-type="float">
            <text:p>35.0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016869" calcext:value-type="float">
            <text:p>0.016869</text:p>
          </table:table-cell>
          <table:table-cell office:value-type="float" office:value="100" calcext:value-type="float">
            <text:p>100</text:p>
          </table:table-cell>
          <table:table-cell office:value-type="float" office:value="0.00016869" calcext:value-type="float">
            <text:p>0.00016869</text:p>
          </table:table-cell>
          <table:table-cell office:value-type="float" office:value="0.000129051" calcext:value-type="float">
            <text:p>0.000129051</text:p>
          </table:table-cell>
          <table:table-cell office:value-type="float" office:value="0.000298795" calcext:value-type="float">
            <text:p>0.000298795</text:p>
          </table:table-cell>
          <table:table-cell office:value-type="float" office:value="3862" calcext:value-type="float">
            <text:p>3862</text:p>
          </table:table-cell>
          <table:table-cell office:value-type="float" office:value="100" calcext:value-type="float">
            <text:p>100</text:p>
          </table:table-cell>
          <table:table-cell office:value-type="float" office:value="38.62" calcext:value-type="float">
            <text:p>38.6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100" calcext:value-type="float">
            <text:p>100</text:p>
          </table:table-cell>
          <table:table-cell office:value-type="float" office:value="5.51" calcext:value-type="float">
            <text:p>5.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1" calcext:value-type="float">
            <text:p>551</text:p>
          </table:table-cell>
          <table:table-cell office:value-type="float" office:value="100" calcext:value-type="float">
            <text:p>100</text:p>
          </table:table-cell>
          <table:table-cell office:value-type="float" office:value="5.51" calcext:value-type="float">
            <text:p>5.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49425" calcext:value-type="float">
            <text:p>0.0249425</text:p>
          </table:table-cell>
          <table:table-cell office:value-type="float" office:value="100" calcext:value-type="float">
            <text:p>100</text:p>
          </table:table-cell>
          <table:table-cell office:value-type="float" office:value="0.000249425" calcext:value-type="float">
            <text:p>0.000249425</text:p>
          </table:table-cell>
          <table:table-cell office:value-type="float" office:value="0.000170468" calcext:value-type="float">
            <text:p>0.000170468</text:p>
          </table:table-cell>
          <table:table-cell office:value-type="float" office:value="0.000688365" calcext:value-type="float">
            <text:p>0.000688365</text:p>
          </table:table-cell>
          <table:table-cell office:value-type="float" office:value="3062" calcext:value-type="float">
            <text:p>3062</text:p>
          </table:table-cell>
          <table:table-cell office:value-type="float" office:value="100" calcext:value-type="float">
            <text:p>100</text:p>
          </table:table-cell>
          <table:table-cell office:value-type="float" office:value="30.62" calcext:value-type="float">
            <text:p>30.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293452" calcext:value-type="float">
            <text:p>0.0293452</text:p>
          </table:table-cell>
          <table:table-cell office:value-type="float" office:value="100" calcext:value-type="float">
            <text:p>100</text:p>
          </table:table-cell>
          <table:table-cell office:value-type="float" office:value="0.000293452" calcext:value-type="float">
            <text:p>0.000293452</text:p>
          </table:table-cell>
          <table:table-cell office:value-type="float" office:value="0.000179187" calcext:value-type="float">
            <text:p>0.000179187</text:p>
          </table:table-cell>
          <table:table-cell office:value-type="float" office:value="0.00057567" calcext:value-type="float">
            <text:p>0.00057567</text:p>
          </table:table-cell>
          <table:table-cell office:value-type="float" office:value="3205" calcext:value-type="float">
            <text:p>3205</text:p>
          </table:table-cell>
          <table:table-cell office:value-type="float" office:value="100" calcext:value-type="float">
            <text:p>100</text:p>
          </table:table-cell>
          <table:table-cell office:value-type="float" office:value="32.05" calcext:value-type="float">
            <text:p>32.0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.32" calcext:value-type="float">
            <text:p>2.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51674" calcext:value-type="float">
            <text:p>0.0351674</text:p>
          </table:table-cell>
          <table:table-cell office:value-type="float" office:value="100" calcext:value-type="float">
            <text:p>100</text:p>
          </table:table-cell>
          <table:table-cell office:value-type="float" office:value="0.000351674" calcext:value-type="float">
            <text:p>0.000351674</text:p>
          </table:table-cell>
          <table:table-cell office:value-type="float" office:value="0.000188605" calcext:value-type="float">
            <text:p>0.000188605</text:p>
          </table:table-cell>
          <table:table-cell office:value-type="float" office:value="0.000764909" calcext:value-type="float">
            <text:p>0.000764909</text:p>
          </table:table-cell>
          <table:table-cell office:value-type="float" office:value="3391" calcext:value-type="float">
            <text:p>3391</text:p>
          </table:table-cell>
          <table:table-cell office:value-type="float" office:value="100" calcext:value-type="float">
            <text:p>100</text:p>
          </table:table-cell>
          <table:table-cell office:value-type="float" office:value="33.91" calcext:value-type="float">
            <text:p>33.9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357669" calcext:value-type="float">
            <text:p>0.0357669</text:p>
          </table:table-cell>
          <table:table-cell office:value-type="float" office:value="100" calcext:value-type="float">
            <text:p>100</text:p>
          </table:table-cell>
          <table:table-cell office:value-type="float" office:value="0.000357669" calcext:value-type="float">
            <text:p>0.000357669</text:p>
          </table:table-cell>
          <table:table-cell office:value-type="float" office:value="0.000181793" calcext:value-type="float">
            <text:p>0.000181793</text:p>
          </table:table-cell>
          <table:table-cell office:value-type="float" office:value="0.000815561" calcext:value-type="float">
            <text:p>0.000815561</text:p>
          </table:table-cell>
          <table:table-cell office:value-type="float" office:value="3609" calcext:value-type="float">
            <text:p>3609</text:p>
          </table:table-cell>
          <table:table-cell office:value-type="float" office:value="100" calcext:value-type="float">
            <text:p>100</text:p>
          </table:table-cell>
          <table:table-cell office:value-type="float" office:value="36.09" calcext:value-type="float">
            <text:p>36.0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378841" calcext:value-type="float">
            <text:p>0.0378841</text:p>
          </table:table-cell>
          <table:table-cell office:value-type="float" office:value="100" calcext:value-type="float">
            <text:p>100</text:p>
          </table:table-cell>
          <table:table-cell office:value-type="float" office:value="0.000378841" calcext:value-type="float">
            <text:p>0.000378841</text:p>
          </table:table-cell>
          <table:table-cell office:value-type="float" office:value="0.000188816" calcext:value-type="float">
            <text:p>0.000188816</text:p>
          </table:table-cell>
          <table:table-cell office:value-type="float" office:value="0.000770463" calcext:value-type="float">
            <text:p>0.000770463</text:p>
          </table:table-cell>
          <table:table-cell office:value-type="float" office:value="3739" calcext:value-type="float">
            <text:p>3739</text:p>
          </table:table-cell>
          <table:table-cell office:value-type="float" office:value="100" calcext:value-type="float">
            <text:p>100</text:p>
          </table:table-cell>
          <table:table-cell office:value-type="float" office:value="37.39" calcext:value-type="float">
            <text:p>37.3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float" office:value="3.51" calcext:value-type="float">
            <text:p>3.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345253" calcext:value-type="float">
            <text:p>0.0345253</text:p>
          </table:table-cell>
          <table:table-cell office:value-type="float" office:value="100" calcext:value-type="float">
            <text:p>100</text:p>
          </table:table-cell>
          <table:table-cell office:value-type="float" office:value="0.000345253" calcext:value-type="float">
            <text:p>0.000345253</text:p>
          </table:table-cell>
          <table:table-cell office:value-type="float" office:value="0.000167257" calcext:value-type="float">
            <text:p>0.000167257</text:p>
          </table:table-cell>
          <table:table-cell office:value-type="float" office:value="0.000787102" calcext:value-type="float">
            <text:p>0.000787102</text:p>
          </table:table-cell>
          <table:table-cell office:value-type="float" office:value="3907" calcext:value-type="float">
            <text:p>3907</text:p>
          </table:table-cell>
          <table:table-cell office:value-type="float" office:value="100" calcext:value-type="float">
            <text:p>100</text:p>
          </table:table-cell>
          <table:table-cell office:value-type="float" office:value="39.07" calcext:value-type="float">
            <text:p>39.0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3.94" calcext:value-type="float">
            <text:p>3.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333969" calcext:value-type="float">
            <text:p>0.0333969</text:p>
          </table:table-cell>
          <table:table-cell office:value-type="float" office:value="100" calcext:value-type="float">
            <text:p>100</text:p>
          </table:table-cell>
          <table:table-cell office:value-type="float" office:value="0.000333969" calcext:value-type="float">
            <text:p>0.000333969</text:p>
          </table:table-cell>
          <table:table-cell office:value-type="float" office:value="0.000166465" calcext:value-type="float">
            <text:p>0.000166465</text:p>
          </table:table-cell>
          <table:table-cell office:value-type="float" office:value="0.00066205" calcext:value-type="float">
            <text:p>0.00066205</text:p>
          </table:table-cell>
          <table:table-cell office:value-type="float" office:value="4204" calcext:value-type="float">
            <text:p>4204</text:p>
          </table:table-cell>
          <table:table-cell office:value-type="float" office:value="100" calcext:value-type="float">
            <text:p>100</text:p>
          </table:table-cell>
          <table:table-cell office:value-type="float" office:value="42.04" calcext:value-type="float">
            <text:p>42.0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4.47" calcext:value-type="float">
            <text:p>4.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266383" calcext:value-type="float">
            <text:p>0.0266383</text:p>
          </table:table-cell>
          <table:table-cell office:value-type="float" office:value="100" calcext:value-type="float">
            <text:p>100</text:p>
          </table:table-cell>
          <table:table-cell office:value-type="float" office:value="0.000266383" calcext:value-type="float">
            <text:p>0.000266383</text:p>
          </table:table-cell>
          <table:table-cell office:value-type="float" office:value="0.000162003" calcext:value-type="float">
            <text:p>0.000162003</text:p>
          </table:table-cell>
          <table:table-cell office:value-type="float" office:value="0.000543463" calcext:value-type="float">
            <text:p>0.000543463</text:p>
          </table:table-cell>
          <table:table-cell office:value-type="float" office:value="4586" calcext:value-type="float">
            <text:p>4586</text:p>
          </table:table-cell>
          <table:table-cell office:value-type="float" office:value="100" calcext:value-type="float">
            <text:p>100</text:p>
          </table:table-cell>
          <table:table-cell office:value-type="float" office:value="45.86" calcext:value-type="float">
            <text:p>45.8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.17" calcext:value-type="float">
            <text:p>5.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  <table:table-cell office:value-type="float" office:value="5.16" calcext:value-type="float">
            <text:p>5.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0222551" calcext:value-type="float">
            <text:p>0.0222551</text:p>
          </table:table-cell>
          <table:table-cell office:value-type="float" office:value="100" calcext:value-type="float">
            <text:p>100</text:p>
          </table:table-cell>
          <table:table-cell office:value-type="float" office:value="0.000222551" calcext:value-type="float">
            <text:p>0.000222551</text:p>
          </table:table-cell>
          <table:table-cell office:value-type="float" office:value="0.000164741" calcext:value-type="float">
            <text:p>0.000164741</text:p>
          </table:table-cell>
          <table:table-cell office:value-type="float" office:value="0.000501376" calcext:value-type="float">
            <text:p>0.000501376</text:p>
          </table:table-cell>
          <table:table-cell office:value-type="float" office:value="5108" calcext:value-type="float">
            <text:p>5108</text:p>
          </table:table-cell>
          <table:table-cell office:value-type="float" office:value="100" calcext:value-type="float">
            <text:p>100</text:p>
          </table:table-cell>
          <table:table-cell office:value-type="float" office:value="51.08" calcext:value-type="float">
            <text:p>51.0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10" calcext:value-type="float">
            <text:p>610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office:value-type="float" office:value="100" calcext:value-type="float">
            <text:p>100</text:p>
          </table:table-cell>
          <table:table-cell office:value-type="float" office:value="6.09" calcext:value-type="float">
            <text:p>6.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26663" calcext:value-type="float">
            <text:p>0.0326663</text:p>
          </table:table-cell>
          <table:table-cell office:value-type="float" office:value="100" calcext:value-type="float">
            <text:p>100</text:p>
          </table:table-cell>
          <table:table-cell office:value-type="float" office:value="0.000326663" calcext:value-type="float">
            <text:p>0.000326663</text:p>
          </table:table-cell>
          <table:table-cell office:value-type="float" office:value="0.000220912" calcext:value-type="float">
            <text:p>0.000220912</text:p>
          </table:table-cell>
          <table:table-cell office:value-type="float" office:value="0.000653558" calcext:value-type="float">
            <text:p>0.000653558</text:p>
          </table:table-cell>
          <table:table-cell office:value-type="float" office:value="3896" calcext:value-type="float">
            <text:p>3896</text:p>
          </table:table-cell>
          <table:table-cell office:value-type="float" office:value="100" calcext:value-type="float">
            <text:p>100</text:p>
          </table:table-cell>
          <table:table-cell office:value-type="float" office:value="38.96" calcext:value-type="float">
            <text:p>38.9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430345" calcext:value-type="float">
            <text:p>0.0430345</text:p>
          </table:table-cell>
          <table:table-cell office:value-type="float" office:value="100" calcext:value-type="float">
            <text:p>100</text:p>
          </table:table-cell>
          <table:table-cell office:value-type="float" office:value="0.000430345" calcext:value-type="float">
            <text:p>0.000430345</text:p>
          </table:table-cell>
          <table:table-cell office:value-type="float" office:value="0.000244449" calcext:value-type="float">
            <text:p>0.000244449</text:p>
          </table:table-cell>
          <table:table-cell office:value-type="float" office:value="0.000758447" calcext:value-type="float">
            <text:p>0.000758447</text:p>
          </table:table-cell>
          <table:table-cell office:value-type="float" office:value="4109" calcext:value-type="float">
            <text:p>4109</text:p>
          </table:table-cell>
          <table:table-cell office:value-type="float" office:value="100" calcext:value-type="float">
            <text:p>100</text:p>
          </table:table-cell>
          <table:table-cell office:value-type="float" office:value="41.09" calcext:value-type="float">
            <text:p>41.0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23388" calcext:value-type="float">
            <text:p>0.0523388</text:p>
          </table:table-cell>
          <table:table-cell office:value-type="float" office:value="100" calcext:value-type="float">
            <text:p>100</text:p>
          </table:table-cell>
          <table:table-cell office:value-type="float" office:value="0.000523388" calcext:value-type="float">
            <text:p>0.000523388</text:p>
          </table:table-cell>
          <table:table-cell office:value-type="float" office:value="0.000221265" calcext:value-type="float">
            <text:p>0.000221265</text:p>
          </table:table-cell>
          <table:table-cell office:value-type="float" office:value="0.00103929" calcext:value-type="float">
            <text:p>0.00103929</text:p>
          </table:table-cell>
          <table:table-cell office:value-type="float" office:value="4348" calcext:value-type="float">
            <text:p>4348</text:p>
          </table:table-cell>
          <table:table-cell office:value-type="float" office:value="100" calcext:value-type="float">
            <text:p>100</text:p>
          </table:table-cell>
          <table:table-cell office:value-type="float" office:value="43.48" calcext:value-type="float">
            <text:p>43.4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593562" calcext:value-type="float">
            <text:p>0.0593562</text:p>
          </table:table-cell>
          <table:table-cell office:value-type="float" office:value="100" calcext:value-type="float">
            <text:p>100</text:p>
          </table:table-cell>
          <table:table-cell office:value-type="float" office:value="0.000593562" calcext:value-type="float">
            <text:p>0.000593562</text:p>
          </table:table-cell>
          <table:table-cell office:value-type="float" office:value="0.000274551" calcext:value-type="float">
            <text:p>0.000274551</text:p>
          </table:table-cell>
          <table:table-cell office:value-type="float" office:value="0.00139433" calcext:value-type="float">
            <text:p>0.00139433</text:p>
          </table:table-cell>
          <table:table-cell office:value-type="float" office:value="4563" calcext:value-type="float">
            <text:p>4563</text:p>
          </table:table-cell>
          <table:table-cell office:value-type="float" office:value="100" calcext:value-type="float">
            <text:p>100</text:p>
          </table:table-cell>
          <table:table-cell office:value-type="float" office:value="45.63" calcext:value-type="float">
            <text:p>45.6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56978" calcext:value-type="float">
            <text:p>0.056978</text:p>
          </table:table-cell>
          <table:table-cell office:value-type="float" office:value="100" calcext:value-type="float">
            <text:p>100</text:p>
          </table:table-cell>
          <table:table-cell office:value-type="float" office:value="0.00056978" calcext:value-type="float">
            <text:p>0.00056978</text:p>
          </table:table-cell>
          <table:table-cell office:value-type="float" office:value="0.000230191" calcext:value-type="float">
            <text:p>0.000230191</text:p>
          </table:table-cell>
          <table:table-cell office:value-type="float" office:value="0.00125136" calcext:value-type="float">
            <text:p>0.00125136</text:p>
          </table:table-cell>
          <table:table-cell office:value-type="float" office:value="4781" calcext:value-type="float">
            <text:p>4781</text:p>
          </table:table-cell>
          <table:table-cell office:value-type="float" office:value="100" calcext:value-type="float">
            <text:p>100</text:p>
          </table:table-cell>
          <table:table-cell office:value-type="float" office:value="47.81" calcext:value-type="float">
            <text:p>47.8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3.85" calcext:value-type="float">
            <text:p>3.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0534104" calcext:value-type="float">
            <text:p>0.0534104</text:p>
          </table:table-cell>
          <table:table-cell office:value-type="float" office:value="100" calcext:value-type="float">
            <text:p>100</text:p>
          </table:table-cell>
          <table:table-cell office:value-type="float" office:value="0.000534104" calcext:value-type="float">
            <text:p>0.000534104</text:p>
          </table:table-cell>
          <table:table-cell office:value-type="float" office:value="0.000222382" calcext:value-type="float">
            <text:p>0.000222382</text:p>
          </table:table-cell>
          <table:table-cell office:value-type="float" office:value="0.00116525" calcext:value-type="float">
            <text:p>0.00116525</text:p>
          </table:table-cell>
          <table:table-cell office:value-type="float" office:value="5014" calcext:value-type="float">
            <text:p>5014</text:p>
          </table:table-cell>
          <table:table-cell office:value-type="float" office:value="100" calcext:value-type="float">
            <text:p>100</text:p>
          </table:table-cell>
          <table:table-cell office:value-type="float" office:value="50.14" calcext:value-type="float">
            <text:p>50.1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4.34" calcext:value-type="float">
            <text:p>4.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4.27" calcext:value-type="float">
            <text:p>4.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0489391" calcext:value-type="float">
            <text:p>0.0489391</text:p>
          </table:table-cell>
          <table:table-cell office:value-type="float" office:value="100" calcext:value-type="float">
            <text:p>100</text:p>
          </table:table-cell>
          <table:table-cell office:value-type="float" office:value="0.000489391" calcext:value-type="float">
            <text:p>0.000489391</text:p>
          </table:table-cell>
          <table:table-cell office:value-type="float" office:value="0.000198808" calcext:value-type="float">
            <text:p>0.000198808</text:p>
          </table:table-cell>
          <table:table-cell office:value-type="float" office:value="0.00162327" calcext:value-type="float">
            <text:p>0.00162327</text:p>
          </table:table-cell>
          <table:table-cell office:value-type="float" office:value="5331" calcext:value-type="float">
            <text:p>5331</text:p>
          </table:table-cell>
          <table:table-cell office:value-type="float" office:value="100" calcext:value-type="float">
            <text:p>100</text:p>
          </table:table-cell>
          <table:table-cell office:value-type="float" office:value="53.31" calcext:value-type="float">
            <text:p>53.3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4.86" calcext:value-type="float">
            <text:p>4.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  <table:table-cell office:value-type="float" office:value="4.81" calcext:value-type="float">
            <text:p>4.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0418136" calcext:value-type="float">
            <text:p>0.0418136</text:p>
          </table:table-cell>
          <table:table-cell office:value-type="float" office:value="100" calcext:value-type="float">
            <text:p>100</text:p>
          </table:table-cell>
          <table:table-cell office:value-type="float" office:value="0.000418136" calcext:value-type="float">
            <text:p>0.000418136</text:p>
          </table:table-cell>
          <table:table-cell office:value-type="float" office:value="0.000207828" calcext:value-type="float">
            <text:p>0.000207828</text:p>
          </table:table-cell>
          <table:table-cell office:value-type="float" office:value="0.00111046" calcext:value-type="float">
            <text:p>0.00111046</text:p>
          </table:table-cell>
          <table:table-cell office:value-type="float" office:value="5771" calcext:value-type="float">
            <text:p>5771</text:p>
          </table:table-cell>
          <table:table-cell office:value-type="float" office:value="100" calcext:value-type="float">
            <text:p>100</text:p>
          </table:table-cell>
          <table:table-cell office:value-type="float" office:value="57.71" calcext:value-type="float">
            <text:p>57.7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3" calcext:value-type="float">
            <text:p>563</text:p>
          </table:table-cell>
          <table:table-cell office:value-type="float" office:value="100" calcext:value-type="float">
            <text:p>100</text:p>
          </table:table-cell>
          <table:table-cell office:value-type="float" office:value="5.63" calcext:value-type="float">
            <text:p>5.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0298539" calcext:value-type="float">
            <text:p>0.0298539</text:p>
          </table:table-cell>
          <table:table-cell office:value-type="float" office:value="100" calcext:value-type="float">
            <text:p>100</text:p>
          </table:table-cell>
          <table:table-cell office:value-type="float" office:value="0.000298539" calcext:value-type="float">
            <text:p>0.000298539</text:p>
          </table:table-cell>
          <table:table-cell office:value-type="float" office:value="0.000209455" calcext:value-type="float">
            <text:p>0.000209455</text:p>
          </table:table-cell>
          <table:table-cell office:value-type="float" office:value="0.000750139" calcext:value-type="float">
            <text:p>0.000750139</text:p>
          </table:table-cell>
          <table:table-cell office:value-type="float" office:value="6497" calcext:value-type="float">
            <text:p>6497</text:p>
          </table:table-cell>
          <table:table-cell office:value-type="float" office:value="100" calcext:value-type="float">
            <text:p>100</text:p>
          </table:table-cell>
          <table:table-cell office:value-type="float" office:value="64.97" calcext:value-type="float">
            <text:p>64.97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office:value-type="float" office:value="6.74" calcext:value-type="float">
            <text:p>6.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office:value-type="float" office:value="6.74" calcext:value-type="float">
            <text:p>6.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45866" calcext:value-type="float">
            <text:p>0.045866</text:p>
          </table:table-cell>
          <table:table-cell office:value-type="float" office:value="100" calcext:value-type="float">
            <text:p>100</text:p>
          </table:table-cell>
          <table:table-cell office:value-type="float" office:value="0.00045866" calcext:value-type="float">
            <text:p>0.00045866</text:p>
          </table:table-cell>
          <table:table-cell office:value-type="float" office:value="0.000283863" calcext:value-type="float">
            <text:p>0.000283863</text:p>
          </table:table-cell>
          <table:table-cell office:value-type="float" office:value="0.000941761" calcext:value-type="float">
            <text:p>0.000941761</text:p>
          </table:table-cell>
          <table:table-cell office:value-type="float" office:value="4891" calcext:value-type="float">
            <text:p>4891</text:p>
          </table:table-cell>
          <table:table-cell office:value-type="float" office:value="100" calcext:value-type="float">
            <text:p>100</text:p>
          </table:table-cell>
          <table:table-cell office:value-type="float" office:value="48.91" calcext:value-type="float">
            <text:p>48.9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694323" calcext:value-type="float">
            <text:p>0.0694323</text:p>
          </table:table-cell>
          <table:table-cell office:value-type="float" office:value="100" calcext:value-type="float">
            <text:p>100</text:p>
          </table:table-cell>
          <table:table-cell office:value-type="float" office:value="0.000694323" calcext:value-type="float">
            <text:p>0.000694323</text:p>
          </table:table-cell>
          <table:table-cell office:value-type="float" office:value="0.000300338" calcext:value-type="float">
            <text:p>0.000300338</text:p>
          </table:table-cell>
          <table:table-cell office:value-type="float" office:value="0.00134984" calcext:value-type="float">
            <text:p>0.00134984</text:p>
          </table:table-cell>
          <table:table-cell office:value-type="float" office:value="5152" calcext:value-type="float">
            <text:p>5152</text:p>
          </table:table-cell>
          <table:table-cell office:value-type="float" office:value="100" calcext:value-type="float">
            <text:p>100</text:p>
          </table:table-cell>
          <table:table-cell office:value-type="float" office:value="51.52" calcext:value-type="float">
            <text:p>51.5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2.69" calcext:value-type="float">
            <text:p>2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795183" calcext:value-type="float">
            <text:p>0.0795183</text:p>
          </table:table-cell>
          <table:table-cell office:value-type="float" office:value="100" calcext:value-type="float">
            <text:p>100</text:p>
          </table:table-cell>
          <table:table-cell office:value-type="float" office:value="0.000795183" calcext:value-type="float">
            <text:p>0.000795183</text:p>
          </table:table-cell>
          <table:table-cell office:value-type="float" office:value="0.000360678" calcext:value-type="float">
            <text:p>0.000360678</text:p>
          </table:table-cell>
          <table:table-cell office:value-type="float" office:value="0.00223825" calcext:value-type="float">
            <text:p>0.00223825</text:p>
          </table:table-cell>
          <table:table-cell office:value-type="float" office:value="5402" calcext:value-type="float">
            <text:p>5402</text:p>
          </table:table-cell>
          <table:table-cell office:value-type="float" office:value="100" calcext:value-type="float">
            <text:p>100</text:p>
          </table:table-cell>
          <table:table-cell office:value-type="float" office:value="54.02" calcext:value-type="float">
            <text:p>54.0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864714" calcext:value-type="float">
            <text:p>0.0864714</text:p>
          </table:table-cell>
          <table:table-cell office:value-type="float" office:value="100" calcext:value-type="float">
            <text:p>100</text:p>
          </table:table-cell>
          <table:table-cell office:value-type="float" office:value="0.000864714" calcext:value-type="float">
            <text:p>0.000864714</text:p>
          </table:table-cell>
          <table:table-cell office:value-type="float" office:value="0.00031481" calcext:value-type="float">
            <text:p>0.00031481</text:p>
          </table:table-cell>
          <table:table-cell office:value-type="float" office:value="0.00218664" calcext:value-type="float">
            <text:p>0.00218664</text:p>
          </table:table-cell>
          <table:table-cell office:value-type="float" office:value="5605" calcext:value-type="float">
            <text:p>5605</text:p>
          </table:table-cell>
          <table:table-cell office:value-type="float" office:value="100" calcext:value-type="float">
            <text:p>100</text:p>
          </table:table-cell>
          <table:table-cell office:value-type="float" office:value="56.05" calcext:value-type="float">
            <text:p>56.0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971727" calcext:value-type="float">
            <text:p>0.0971727</text:p>
          </table:table-cell>
          <table:table-cell office:value-type="float" office:value="100" calcext:value-type="float">
            <text:p>100</text:p>
          </table:table-cell>
          <table:table-cell office:value-type="float" office:value="0.000971727" calcext:value-type="float">
            <text:p>0.000971727</text:p>
          </table:table-cell>
          <table:table-cell office:value-type="float" office:value="0.000294232" calcext:value-type="float">
            <text:p>0.000294232</text:p>
          </table:table-cell>
          <table:table-cell office:value-type="float" office:value="0.00289957" calcext:value-type="float">
            <text:p>0.00289957</text:p>
          </table:table-cell>
          <table:table-cell office:value-type="float" office:value="5927" calcext:value-type="float">
            <text:p>5927</text:p>
          </table:table-cell>
          <table:table-cell office:value-type="float" office:value="100" calcext:value-type="float">
            <text:p>100</text:p>
          </table:table-cell>
          <table:table-cell office:value-type="float" office:value="59.27" calcext:value-type="float">
            <text:p>59.2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13" calcext:value-type="float">
            <text:p>413</text:p>
          </table:table-cell>
          <table:table-cell office:value-type="float" office:value="100" calcext:value-type="float">
            <text:p>100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4.07" calcext:value-type="float">
            <text:p>4.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822837" calcext:value-type="float">
            <text:p>0.0822837</text:p>
          </table:table-cell>
          <table:table-cell office:value-type="float" office:value="100" calcext:value-type="float">
            <text:p>100</text:p>
          </table:table-cell>
          <table:table-cell office:value-type="float" office:value="0.000822837" calcext:value-type="float">
            <text:p>0.000822837</text:p>
          </table:table-cell>
          <table:table-cell office:value-type="float" office:value="0.000274753" calcext:value-type="float">
            <text:p>0.000274753</text:p>
          </table:table-cell>
          <table:table-cell office:value-type="float" office:value="0.00189381" calcext:value-type="float">
            <text:p>0.00189381</text:p>
          </table:table-cell>
          <table:table-cell office:value-type="float" office:value="6205" calcext:value-type="float">
            <text:p>6205</text:p>
          </table:table-cell>
          <table:table-cell office:value-type="float" office:value="100" calcext:value-type="float">
            <text:p>100</text:p>
          </table:table-cell>
          <table:table-cell office:value-type="float" office:value="62.05" calcext:value-type="float">
            <text:p>62.0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4.65" calcext:value-type="float">
            <text:p>4.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710029" calcext:value-type="float">
            <text:p>0.0710029</text:p>
          </table:table-cell>
          <table:table-cell office:value-type="float" office:value="100" calcext:value-type="float">
            <text:p>100</text:p>
          </table:table-cell>
          <table:table-cell office:value-type="float" office:value="0.000710029" calcext:value-type="float">
            <text:p>0.000710029</text:p>
          </table:table-cell>
          <table:table-cell office:value-type="float" office:value="0.000237872" calcext:value-type="float">
            <text:p>0.000237872</text:p>
          </table:table-cell>
          <table:table-cell office:value-type="float" office:value="0.00177589" calcext:value-type="float">
            <text:p>0.00177589</text:p>
          </table:table-cell>
          <table:table-cell office:value-type="float" office:value="6635" calcext:value-type="float">
            <text:p>6635</text:p>
          </table:table-cell>
          <table:table-cell office:value-type="float" office:value="100" calcext:value-type="float">
            <text:p>100</text:p>
          </table:table-cell>
          <table:table-cell office:value-type="float" office:value="66.35" calcext:value-type="float">
            <text:p>66.35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100" calcext:value-type="float">
            <text:p>100</text:p>
          </table:table-cell>
          <table:table-cell office:value-type="float" office:value="5.27" calcext:value-type="float">
            <text:p>5.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560953" calcext:value-type="float">
            <text:p>0.0560953</text:p>
          </table:table-cell>
          <table:table-cell office:value-type="float" office:value="100" calcext:value-type="float">
            <text:p>100</text:p>
          </table:table-cell>
          <table:table-cell office:value-type="float" office:value="0.000560953" calcext:value-type="float">
            <text:p>0.000560953</text:p>
          </table:table-cell>
          <table:table-cell office:value-type="float" office:value="0.000240282" calcext:value-type="float">
            <text:p>0.000240282</text:p>
          </table:table-cell>
          <table:table-cell office:value-type="float" office:value="0.00152814" calcext:value-type="float">
            <text:p>0.00152814</text:p>
          </table:table-cell>
          <table:table-cell office:value-type="float" office:value="7138" calcext:value-type="float">
            <text:p>7138</text:p>
          </table:table-cell>
          <table:table-cell office:value-type="float" office:value="100" calcext:value-type="float">
            <text:p>100</text:p>
          </table:table-cell>
          <table:table-cell office:value-type="float" office:value="71.38" calcext:value-type="float">
            <text:p>71.38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612" calcext:value-type="float">
            <text:p>612</text:p>
          </table:table-cell>
          <table:table-cell office:value-type="float" office:value="100" calcext:value-type="float">
            <text:p>100</text:p>
          </table:table-cell>
          <table:table-cell office:value-type="float" office:value="6.12" calcext:value-type="float">
            <text:p>6.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100" calcext:value-type="float">
            <text:p>100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417439" calcext:value-type="float">
            <text:p>0.0417439</text:p>
          </table:table-cell>
          <table:table-cell office:value-type="float" office:value="100" calcext:value-type="float">
            <text:p>100</text:p>
          </table:table-cell>
          <table:table-cell office:value-type="float" office:value="0.000417439" calcext:value-type="float">
            <text:p>0.000417439</text:p>
          </table:table-cell>
          <table:table-cell office:value-type="float" office:value="0.000254833" calcext:value-type="float">
            <text:p>0.000254833</text:p>
          </table:table-cell>
          <table:table-cell office:value-type="float" office:value="0.00151077" calcext:value-type="float">
            <text:p>0.00151077</text:p>
          </table:table-cell>
          <table:table-cell office:value-type="float" office:value="7988" calcext:value-type="float">
            <text:p>7988</text:p>
          </table:table-cell>
          <table:table-cell office:value-type="float" office:value="100" calcext:value-type="float">
            <text:p>100</text:p>
          </table:table-cell>
          <table:table-cell office:value-type="float" office:value="79.88" calcext:value-type="float">
            <text:p>79.8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1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55509" calcext:value-type="float">
            <text:p>0.055509</text:p>
          </table:table-cell>
          <table:table-cell office:value-type="float" office:value="100" calcext:value-type="float">
            <text:p>100</text:p>
          </table:table-cell>
          <table:table-cell office:value-type="float" office:value="0.00055509" calcext:value-type="float">
            <text:p>0.00055509</text:p>
          </table:table-cell>
          <table:table-cell office:value-type="float" office:value="0.000348051" calcext:value-type="float">
            <text:p>0.000348051</text:p>
          </table:table-cell>
          <table:table-cell office:value-type="float" office:value="0.00139745" calcext:value-type="float">
            <text:p>0.00139745</text:p>
          </table:table-cell>
          <table:table-cell office:value-type="float" office:value="5917" calcext:value-type="float">
            <text:p>5917</text:p>
          </table:table-cell>
          <table:table-cell office:value-type="float" office:value="100" calcext:value-type="float">
            <text:p>100</text:p>
          </table:table-cell>
          <table:table-cell office:value-type="float" office:value="59.17" calcext:value-type="float">
            <text:p>59.1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972445" calcext:value-type="float">
            <text:p>0.0972445</text:p>
          </table:table-cell>
          <table:table-cell office:value-type="float" office:value="100" calcext:value-type="float">
            <text:p>100</text:p>
          </table:table-cell>
          <table:table-cell office:value-type="float" office:value="0.000972445" calcext:value-type="float">
            <text:p>0.000972445</text:p>
          </table:table-cell>
          <table:table-cell office:value-type="float" office:value="0.000382176" calcext:value-type="float">
            <text:p>0.000382176</text:p>
          </table:table-cell>
          <table:table-cell office:value-type="float" office:value="0.0022807" calcext:value-type="float">
            <text:p>0.0022807</text:p>
          </table:table-cell>
          <table:table-cell office:value-type="float" office:value="6241" calcext:value-type="float">
            <text:p>6241</text:p>
          </table:table-cell>
          <table:table-cell office:value-type="float" office:value="100" calcext:value-type="float">
            <text:p>100</text:p>
          </table:table-cell>
          <table:table-cell office:value-type="float" office:value="62.41" calcext:value-type="float">
            <text:p>62.4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131384" calcext:value-type="float">
            <text:p>0.131384</text:p>
          </table:table-cell>
          <table:table-cell office:value-type="float" office:value="100" calcext:value-type="float">
            <text:p>100</text:p>
          </table:table-cell>
          <table:table-cell office:value-type="float" office:value="0.00131384" calcext:value-type="float">
            <text:p>0.00131384</text:p>
          </table:table-cell>
          <table:table-cell office:value-type="float" office:value="0.000422254" calcext:value-type="float">
            <text:p>0.000422254</text:p>
          </table:table-cell>
          <table:table-cell office:value-type="float" office:value="0.00348542" calcext:value-type="float">
            <text:p>0.00348542</text:p>
          </table:table-cell>
          <table:table-cell office:value-type="float" office:value="6600" calcext:value-type="float">
            <text:p>66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.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134255" calcext:value-type="float">
            <text:p>0.134255</text:p>
          </table:table-cell>
          <table:table-cell office:value-type="float" office:value="100" calcext:value-type="float">
            <text:p>100</text:p>
          </table:table-cell>
          <table:table-cell office:value-type="float" office:value="0.00134255" calcext:value-type="float">
            <text:p>0.00134255</text:p>
          </table:table-cell>
          <table:table-cell office:value-type="float" office:value="0.000341147" calcext:value-type="float">
            <text:p>0.000341147</text:p>
          </table:table-cell>
          <table:table-cell office:value-type="float" office:value="0.00348243" calcext:value-type="float">
            <text:p>0.00348243</text:p>
          </table:table-cell>
          <table:table-cell office:value-type="float" office:value="6822" calcext:value-type="float">
            <text:p>6822</text:p>
          </table:table-cell>
          <table:table-cell office:value-type="float" office:value="100" calcext:value-type="float">
            <text:p>100</text:p>
          </table:table-cell>
          <table:table-cell office:value-type="float" office:value="68.22" calcext:value-type="float">
            <text:p>68.2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3.74" calcext:value-type="float">
            <text:p>3.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float" office:value="3.57" calcext:value-type="float">
            <text:p>3.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140376" calcext:value-type="float">
            <text:p>0.140376</text:p>
          </table:table-cell>
          <table:table-cell office:value-type="float" office:value="100" calcext:value-type="float">
            <text:p>100</text:p>
          </table:table-cell>
          <table:table-cell office:value-type="float" office:value="0.00140376" calcext:value-type="float">
            <text:p>0.00140376</text:p>
          </table:table-cell>
          <table:table-cell office:value-type="float" office:value="0.000381274" calcext:value-type="float">
            <text:p>0.000381274</text:p>
          </table:table-cell>
          <table:table-cell office:value-type="float" office:value="0.00384819" calcext:value-type="float">
            <text:p>0.00384819</text:p>
          </table:table-cell>
          <table:table-cell office:value-type="float" office:value="7146" calcext:value-type="float">
            <text:p>7146</text:p>
          </table:table-cell>
          <table:table-cell office:value-type="float" office:value="100" calcext:value-type="float">
            <text:p>100</text:p>
          </table:table-cell>
          <table:table-cell office:value-type="float" office:value="71.46" calcext:value-type="float">
            <text:p>71.46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435" calcext:value-type="float">
            <text:p>435</text:p>
          </table:table-cell>
          <table:table-cell office:value-type="float" office:value="100" calcext:value-type="float">
            <text:p>100</text:p>
          </table:table-cell>
          <table:table-cell office:value-type="float" office:value="4.35" calcext:value-type="float">
            <text:p>4.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4.19" calcext:value-type="float">
            <text:p>4.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128405" calcext:value-type="float">
            <text:p>0.128405</text:p>
          </table:table-cell>
          <table:table-cell office:value-type="float" office:value="100" calcext:value-type="float">
            <text:p>100</text:p>
          </table:table-cell>
          <table:table-cell office:value-type="float" office:value="0.00128405" calcext:value-type="float">
            <text:p>0.00128405</text:p>
          </table:table-cell>
          <table:table-cell office:value-type="float" office:value="0.000327053" calcext:value-type="float">
            <text:p>0.000327053</text:p>
          </table:table-cell>
          <table:table-cell office:value-type="float" office:value="0.00428473" calcext:value-type="float">
            <text:p>0.00428473</text:p>
          </table:table-cell>
          <table:table-cell office:value-type="float" office:value="7445" calcext:value-type="float">
            <text:p>7445</text:p>
          </table:table-cell>
          <table:table-cell office:value-type="float" office:value="100" calcext:value-type="float">
            <text:p>100</text:p>
          </table:table-cell>
          <table:table-cell office:value-type="float" office:value="74.45" calcext:value-type="float">
            <text:p>74.4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76" calcext:value-type="float">
            <text:p>476</text:p>
          </table:table-cell>
          <table:table-cell office:value-type="float" office:value="100" calcext:value-type="float">
            <text:p>100</text:p>
          </table:table-cell>
          <table:table-cell office:value-type="float" office:value="4.76" calcext:value-type="float">
            <text:p>4.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09559" calcext:value-type="float">
            <text:p>0.109559</text:p>
          </table:table-cell>
          <table:table-cell office:value-type="float" office:value="100" calcext:value-type="float">
            <text:p>100</text:p>
          </table:table-cell>
          <table:table-cell office:value-type="float" office:value="0.00109559" calcext:value-type="float">
            <text:p>0.00109559</text:p>
          </table:table-cell>
          <table:table-cell office:value-type="float" office:value="0.00036479" calcext:value-type="float">
            <text:p>0.00036479</text:p>
          </table:table-cell>
          <table:table-cell office:value-type="float" office:value="0.00455568" calcext:value-type="float">
            <text:p>0.00455568</text:p>
          </table:table-cell>
          <table:table-cell office:value-type="float" office:value="7975" calcext:value-type="float">
            <text:p>7975</text:p>
          </table:table-cell>
          <table:table-cell office:value-type="float" office:value="100" calcext:value-type="float">
            <text:p>100</text:p>
          </table:table-cell>
          <table:table-cell office:value-type="float" office:value="79.75" calcext:value-type="float">
            <text:p>79.7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772769" calcext:value-type="float">
            <text:p>0.0772769</text:p>
          </table:table-cell>
          <table:table-cell office:value-type="float" office:value="100" calcext:value-type="float">
            <text:p>100</text:p>
          </table:table-cell>
          <table:table-cell office:value-type="float" office:value="0.000772769" calcext:value-type="float">
            <text:p>0.000772769</text:p>
          </table:table-cell>
          <table:table-cell office:value-type="float" office:value="0.000304844" calcext:value-type="float">
            <text:p>0.000304844</text:p>
          </table:table-cell>
          <table:table-cell office:value-type="float" office:value="0.00203559" calcext:value-type="float">
            <text:p>0.00203559</text:p>
          </table:table-cell>
          <table:table-cell office:value-type="float" office:value="8635" calcext:value-type="float">
            <text:p>8635</text:p>
          </table:table-cell>
          <table:table-cell office:value-type="float" office:value="100" calcext:value-type="float">
            <text:p>100</text:p>
          </table:table-cell>
          <table:table-cell office:value-type="float" office:value="86.35" calcext:value-type="float">
            <text:p>86.35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 office:value-type="float" office:value="6.49" calcext:value-type="float">
            <text:p>6.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5" calcext:value-type="float">
            <text:p>645</text:p>
          </table:table-cell>
          <table:table-cell office:value-type="float" office:value="100" calcext:value-type="float">
            <text:p>100</text:p>
          </table:table-cell>
          <table:table-cell office:value-type="float" office:value="6.45" calcext:value-type="float">
            <text:p>6.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047668" calcext:value-type="float">
            <text:p>0.047668</text:p>
          </table:table-cell>
          <table:table-cell office:value-type="float" office:value="100" calcext:value-type="float">
            <text:p>100</text:p>
          </table:table-cell>
          <table:table-cell office:value-type="float" office:value="0.00047668" calcext:value-type="float">
            <text:p>0.00047668</text:p>
          </table:table-cell>
          <table:table-cell office:value-type="float" office:value="0.000302525" calcext:value-type="float">
            <text:p>0.000302525</text:p>
          </table:table-cell>
          <table:table-cell office:value-type="float" office:value="0.00120567" calcext:value-type="float">
            <text:p>0.00120567</text:p>
          </table:table-cell>
          <table:table-cell office:value-type="float" office:value="9763" calcext:value-type="float">
            <text:p>9763</text:p>
          </table:table-cell>
          <table:table-cell office:value-type="float" office:value="100" calcext:value-type="float">
            <text:p>100</text:p>
          </table:table-cell>
          <table:table-cell office:value-type="float" office:value="97.63" calcext:value-type="float">
            <text:p>97.63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  <table:table-cell office:value-type="float" office:value="7.95" calcext:value-type="float">
            <text:p>7.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  <table:table-cell office:value-type="float" office:value="7.95" calcext:value-type="float">
            <text:p>7.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872387" calcext:value-type="float">
            <text:p>0.0872387</text:p>
          </table:table-cell>
          <table:table-cell office:value-type="float" office:value="100" calcext:value-type="float">
            <text:p>100</text:p>
          </table:table-cell>
          <table:table-cell office:value-type="float" office:value="0.000872387" calcext:value-type="float">
            <text:p>0.000872387</text:p>
          </table:table-cell>
          <table:table-cell office:value-type="float" office:value="0.000380073" calcext:value-type="float">
            <text:p>0.000380073</text:p>
          </table:table-cell>
          <table:table-cell office:value-type="float" office:value="0.00323776" calcext:value-type="float">
            <text:p>0.00323776</text:p>
          </table:table-cell>
          <table:table-cell office:value-type="float" office:value="7106" calcext:value-type="float">
            <text:p>7106</text:p>
          </table:table-cell>
          <table:table-cell office:value-type="float" office:value="100" calcext:value-type="float">
            <text:p>100</text:p>
          </table:table-cell>
          <table:table-cell office:value-type="float" office:value="71.06" calcext:value-type="float">
            <text:p>71.06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158865" calcext:value-type="float">
            <text:p>0.158865</text:p>
          </table:table-cell>
          <table:table-cell office:value-type="float" office:value="100" calcext:value-type="float">
            <text:p>100</text:p>
          </table:table-cell>
          <table:table-cell office:value-type="float" office:value="0.00158865" calcext:value-type="float">
            <text:p>0.00158865</text:p>
          </table:table-cell>
          <table:table-cell office:value-type="float" office:value="0.000482275" calcext:value-type="float">
            <text:p>0.000482275</text:p>
          </table:table-cell>
          <table:table-cell office:value-type="float" office:value="0.00776596" calcext:value-type="float">
            <text:p>0.00776596</text:p>
          </table:table-cell>
          <table:table-cell office:value-type="float" office:value="7508" calcext:value-type="float">
            <text:p>7508</text:p>
          </table:table-cell>
          <table:table-cell office:value-type="float" office:value="100" calcext:value-type="float">
            <text:p>100</text:p>
          </table:table-cell>
          <table:table-cell office:value-type="float" office:value="75.08" calcext:value-type="float">
            <text:p>75.0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100" calcext:value-type="float">
            <text:p>100</text:p>
          </table:table-cell>
          <table:table-cell office:value-type="float" office:value="2.91" calcext:value-type="float">
            <text:p>2.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203354" calcext:value-type="float">
            <text:p>0.203354</text:p>
          </table:table-cell>
          <table:table-cell office:value-type="float" office:value="100" calcext:value-type="float">
            <text:p>100</text:p>
          </table:table-cell>
          <table:table-cell office:value-type="float" office:value="0.00203354" calcext:value-type="float">
            <text:p>0.00203354</text:p>
          </table:table-cell>
          <table:table-cell office:value-type="float" office:value="0.000485529" calcext:value-type="float">
            <text:p>0.000485529</text:p>
          </table:table-cell>
          <table:table-cell office:value-type="float" office:value="0.00671189" calcext:value-type="float">
            <text:p>0.00671189</text:p>
          </table:table-cell>
          <table:table-cell office:value-type="float" office:value="7832" calcext:value-type="float">
            <text:p>7832</text:p>
          </table:table-cell>
          <table:table-cell office:value-type="float" office:value="100" calcext:value-type="float">
            <text:p>100</text:p>
          </table:table-cell>
          <table:table-cell office:value-type="float" office:value="78.32" calcext:value-type="float">
            <text:p>78.32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220783" calcext:value-type="float">
            <text:p>0.220783</text:p>
          </table:table-cell>
          <table:table-cell office:value-type="float" office:value="100" calcext:value-type="float">
            <text:p>100</text:p>
          </table:table-cell>
          <table:table-cell office:value-type="float" office:value="0.00220783" calcext:value-type="float">
            <text:p>0.00220783</text:p>
          </table:table-cell>
          <table:table-cell office:value-type="float" office:value="0.000483605" calcext:value-type="float">
            <text:p>0.000483605</text:p>
          </table:table-cell>
          <table:table-cell office:value-type="float" office:value="0.00603602" calcext:value-type="float">
            <text:p>0.00603602</text:p>
          </table:table-cell>
          <table:table-cell office:value-type="float" office:value="8171" calcext:value-type="float">
            <text:p>8171</text:p>
          </table:table-cell>
          <table:table-cell office:value-type="float" office:value="100" calcext:value-type="float">
            <text:p>100</text:p>
          </table:table-cell>
          <table:table-cell office:value-type="float" office:value="81.71" calcext:value-type="float">
            <text:p>81.7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401" calcext:value-type="float">
            <text:p>401</text:p>
          </table:table-cell>
          <table:table-cell office:value-type="float" office:value="100" calcext:value-type="float">
            <text:p>100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253484" calcext:value-type="float">
            <text:p>0.253484</text:p>
          </table:table-cell>
          <table:table-cell office:value-type="float" office:value="100" calcext:value-type="float">
            <text:p>100</text:p>
          </table:table-cell>
          <table:table-cell office:value-type="float" office:value="0.00253484" calcext:value-type="float">
            <text:p>0.00253484</text:p>
          </table:table-cell>
          <table:table-cell office:value-type="float" office:value="0.000447598" calcext:value-type="float">
            <text:p>0.000447598</text:p>
          </table:table-cell>
          <table:table-cell office:value-type="float" office:value="0.0111077" calcext:value-type="float">
            <text:p>0.0111077</text:p>
          </table:table-cell>
          <table:table-cell office:value-type="float" office:value="8586" calcext:value-type="float">
            <text:p>8586</text:p>
          </table:table-cell>
          <table:table-cell office:value-type="float" office:value="100" calcext:value-type="float">
            <text:p>100</text:p>
          </table:table-cell>
          <table:table-cell office:value-type="float" office:value="85.86" calcext:value-type="float">
            <text:p>85.8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459" calcext:value-type="float">
            <text:p>459</text:p>
          </table:table-cell>
          <table:table-cell office:value-type="float" office:value="100" calcext:value-type="float">
            <text:p>100</text:p>
          </table:table-cell>
          <table:table-cell office:value-type="float" office:value="4.59" calcext:value-type="float">
            <text:p>4.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211967" calcext:value-type="float">
            <text:p>0.211967</text:p>
          </table:table-cell>
          <table:table-cell office:value-type="float" office:value="100" calcext:value-type="float">
            <text:p>100</text:p>
          </table:table-cell>
          <table:table-cell office:value-type="float" office:value="0.00211967" calcext:value-type="float">
            <text:p>0.00211967</text:p>
          </table:table-cell>
          <table:table-cell office:value-type="float" office:value="0.000669251" calcext:value-type="float">
            <text:p>0.000669251</text:p>
          </table:table-cell>
          <table:table-cell office:value-type="float" office:value="0.00581499" calcext:value-type="float">
            <text:p>0.00581499</text:p>
          </table:table-cell>
          <table:table-cell office:value-type="float" office:value="8909" calcext:value-type="float">
            <text:p>8909</text:p>
          </table:table-cell>
          <table:table-cell office:value-type="float" office:value="100" calcext:value-type="float">
            <text:p>100</text:p>
          </table:table-cell>
          <table:table-cell office:value-type="float" office:value="89.09" calcext:value-type="float">
            <text:p>89.09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155951" calcext:value-type="float">
            <text:p>0.155951</text:p>
          </table:table-cell>
          <table:table-cell office:value-type="float" office:value="100" calcext:value-type="float">
            <text:p>100</text:p>
          </table:table-cell>
          <table:table-cell office:value-type="float" office:value="0.00155951" calcext:value-type="float">
            <text:p>0.00155951</text:p>
          </table:table-cell>
          <table:table-cell office:value-type="float" office:value="0.00040627" calcext:value-type="float">
            <text:p>0.00040627</text:p>
          </table:table-cell>
          <table:table-cell office:value-type="float" office:value="0.00656742" calcext:value-type="float">
            <text:p>0.00656742</text:p>
          </table:table-cell>
          <table:table-cell office:value-type="float" office:value="9461" calcext:value-type="float">
            <text:p>9461</text:p>
          </table:table-cell>
          <table:table-cell office:value-type="float" office:value="100" calcext:value-type="float">
            <text:p>100</text:p>
          </table:table-cell>
          <table:table-cell office:value-type="float" office:value="94.61" calcext:value-type="float">
            <text:p>94.61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593" calcext:value-type="float">
            <text:p>593</text:p>
          </table:table-cell>
          <table:table-cell office:value-type="float" office:value="100" calcext:value-type="float">
            <text:p>100</text:p>
          </table:table-cell>
          <table:table-cell office:value-type="float" office:value="5.93" calcext:value-type="float">
            <text:p>5.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9" calcext:value-type="float">
            <text:p>579</text:p>
          </table:table-cell>
          <table:table-cell office:value-type="float" office:value="100" calcext:value-type="float">
            <text:p>100</text:p>
          </table:table-cell>
          <table:table-cell office:value-type="float" office:value="5.79" calcext:value-type="float">
            <text:p>5.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113956" calcext:value-type="float">
            <text:p>0.113956</text:p>
          </table:table-cell>
          <table:table-cell office:value-type="float" office:value="100" calcext:value-type="float">
            <text:p>100</text:p>
          </table:table-cell>
          <table:table-cell office:value-type="float" office:value="0.00113956" calcext:value-type="float">
            <text:p>0.00113956</text:p>
          </table:table-cell>
          <table:table-cell office:value-type="float" office:value="0.000399022" calcext:value-type="float">
            <text:p>0.000399022</text:p>
          </table:table-cell>
          <table:table-cell office:value-type="float" office:value="0.00344819" calcext:value-type="float">
            <text:p>0.00344819</text:p>
          </table:table-cell>
          <table:table-cell office:value-type="float" office:value="10316" calcext:value-type="float">
            <text:p>10316</text:p>
          </table:table-cell>
          <table:table-cell office:value-type="float" office:value="100" calcext:value-type="float">
            <text:p>100</text:p>
          </table:table-cell>
          <table:table-cell office:value-type="float" office:value="103.16" calcext:value-type="float">
            <text:p>103.16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703" calcext:value-type="float">
            <text:p>703</text:p>
          </table:table-cell>
          <table:table-cell office:value-type="float" office:value="100" calcext:value-type="float">
            <text:p>100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0688436" calcext:value-type="float">
            <text:p>0.0688436</text:p>
          </table:table-cell>
          <table:table-cell office:value-type="float" office:value="100" calcext:value-type="float">
            <text:p>100</text:p>
          </table:table-cell>
          <table:table-cell office:value-type="float" office:value="0.000688436" calcext:value-type="float">
            <text:p>0.000688436</text:p>
          </table:table-cell>
          <table:table-cell office:value-type="float" office:value="0.000386464" calcext:value-type="float">
            <text:p>0.000386464</text:p>
          </table:table-cell>
          <table:table-cell office:value-type="float" office:value="0.00261175" calcext:value-type="float">
            <text:p>0.00261175</text:p>
          </table:table-cell>
          <table:table-cell office:value-type="float" office:value="11562" calcext:value-type="float">
            <text:p>11562</text:p>
          </table:table-cell>
          <table:table-cell office:value-type="float" office:value="100" calcext:value-type="float">
            <text:p>100</text:p>
          </table:table-cell>
          <table:table-cell office:value-type="float" office:value="115.62" calcext:value-type="float">
            <text:p>115.62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 office:value-type="float" office:value="8.54" calcext:value-type="float">
            <text:p>8.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8.52" calcext:value-type="float">
            <text:p>8.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28139" calcext:value-type="float">
            <text:p>0.128139</text:p>
          </table:table-cell>
          <table:table-cell office:value-type="float" office:value="100" calcext:value-type="float">
            <text:p>100</text:p>
          </table:table-cell>
          <table:table-cell office:value-type="float" office:value="0.00128139" calcext:value-type="float">
            <text:p>0.00128139</text:p>
          </table:table-cell>
          <table:table-cell office:value-type="float" office:value="0.000511411" calcext:value-type="float">
            <text:p>0.000511411</text:p>
          </table:table-cell>
          <table:table-cell office:value-type="float" office:value="0.00459507" calcext:value-type="float">
            <text:p>0.00459507</text:p>
          </table:table-cell>
          <table:table-cell office:value-type="float" office:value="8384" calcext:value-type="float">
            <text:p>8384</text:p>
          </table:table-cell>
          <table:table-cell office:value-type="float" office:value="100" calcext:value-type="float">
            <text:p>100</text:p>
          </table:table-cell>
          <table:table-cell office:value-type="float" office:value="83.84" calcext:value-type="float">
            <text:p>83.8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36832" calcext:value-type="float">
            <text:p>0.236832</text:p>
          </table:table-cell>
          <table:table-cell office:value-type="float" office:value="100" calcext:value-type="float">
            <text:p>100</text:p>
          </table:table-cell>
          <table:table-cell office:value-type="float" office:value="0.00236832" calcext:value-type="float">
            <text:p>0.00236832</text:p>
          </table:table-cell>
          <table:table-cell office:value-type="float" office:value="0.000665193" calcext:value-type="float">
            <text:p>0.000665193</text:p>
          </table:table-cell>
          <table:table-cell office:value-type="float" office:value="0.0075696" calcext:value-type="float">
            <text:p>0.0075696</text:p>
          </table:table-cell>
          <table:table-cell office:value-type="float" office:value="8816" calcext:value-type="float">
            <text:p>8816</text:p>
          </table:table-cell>
          <table:table-cell office:value-type="float" office:value="100" calcext:value-type="float">
            <text:p>100</text:p>
          </table:table-cell>
          <table:table-cell office:value-type="float" office:value="88.16" calcext:value-type="float">
            <text:p>88.1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322558" calcext:value-type="float">
            <text:p>0.322558</text:p>
          </table:table-cell>
          <table:table-cell office:value-type="float" office:value="100" calcext:value-type="float">
            <text:p>100</text:p>
          </table:table-cell>
          <table:table-cell office:value-type="float" office:value="0.00322558" calcext:value-type="float">
            <text:p>0.00322558</text:p>
          </table:table-cell>
          <table:table-cell office:value-type="float" office:value="0.000496866" calcext:value-type="float">
            <text:p>0.000496866</text:p>
          </table:table-cell>
          <table:table-cell office:value-type="float" office:value="0.00916495" calcext:value-type="float">
            <text:p>0.00916495</text:p>
          </table:table-cell>
          <table:table-cell office:value-type="float" office:value="9167" calcext:value-type="float">
            <text:p>9167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63557" calcext:value-type="float">
            <text:p>0.363557</text:p>
          </table:table-cell>
          <table:table-cell office:value-type="float" office:value="100" calcext:value-type="float">
            <text:p>100</text:p>
          </table:table-cell>
          <table:table-cell office:value-type="float" office:value="0.00363557" calcext:value-type="float">
            <text:p>0.00363557</text:p>
          </table:table-cell>
          <table:table-cell office:value-type="float" office:value="0.0010542" calcext:value-type="float">
            <text:p>0.0010542</text:p>
          </table:table-cell>
          <table:table-cell office:value-type="float" office:value="0.0086026" calcext:value-type="float">
            <text:p>0.0086026</text:p>
          </table:table-cell>
          <table:table-cell office:value-type="float" office:value="9612" calcext:value-type="float">
            <text:p>9612</text:p>
          </table:table-cell>
          <table:table-cell office:value-type="float" office:value="100" calcext:value-type="float">
            <text:p>100</text:p>
          </table:table-cell>
          <table:table-cell office:value-type="float" office:value="96.12" calcext:value-type="float">
            <text:p>96.12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401269" calcext:value-type="float">
            <text:p>0.401269</text:p>
          </table:table-cell>
          <table:table-cell office:value-type="float" office:value="100" calcext:value-type="float">
            <text:p>100</text:p>
          </table:table-cell>
          <table:table-cell office:value-type="float" office:value="0.00401269" calcext:value-type="float">
            <text:p>0.00401269</text:p>
          </table:table-cell>
          <table:table-cell office:value-type="float" office:value="0.000981089" calcext:value-type="float">
            <text:p>0.000981089</text:p>
          </table:table-cell>
          <table:table-cell office:value-type="float" office:value="0.0148345" calcext:value-type="float">
            <text:p>0.0148345</text:p>
          </table:table-cell>
          <table:table-cell office:value-type="float" office:value="10022" calcext:value-type="float">
            <text:p>10022</text:p>
          </table:table-cell>
          <table:table-cell office:value-type="float" office:value="100" calcext:value-type="float">
            <text:p>100</text:p>
          </table:table-cell>
          <table:table-cell office:value-type="float" office:value="100.22" calcext:value-type="float">
            <text:p>100.22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484" calcext:value-type="float">
            <text:p>484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353313" calcext:value-type="float">
            <text:p>0.353313</text:p>
          </table:table-cell>
          <table:table-cell office:value-type="float" office:value="100" calcext:value-type="float">
            <text:p>100</text:p>
          </table:table-cell>
          <table:table-cell office:value-type="float" office:value="0.00353313" calcext:value-type="float">
            <text:p>0.00353313</text:p>
          </table:table-cell>
          <table:table-cell office:value-type="float" office:value="0.00089034" calcext:value-type="float">
            <text:p>0.00089034</text:p>
          </table:table-cell>
          <table:table-cell office:value-type="float" office:value="0.0104487" calcext:value-type="float">
            <text:p>0.0104487</text:p>
          </table:table-cell>
          <table:table-cell office:value-type="float" office:value="10508" calcext:value-type="float">
            <text:p>10508</text:p>
          </table:table-cell>
          <table:table-cell office:value-type="float" office:value="100" calcext:value-type="float">
            <text:p>100</text:p>
          </table:table-cell>
          <table:table-cell office:value-type="float" office:value="105.08" calcext:value-type="float">
            <text:p>105.0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  <table:table-cell office:value-type="float" office:value="5.16" calcext:value-type="float">
            <text:p>5.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27005" calcext:value-type="float">
            <text:p>0.27005</text:p>
          </table:table-cell>
          <table:table-cell office:value-type="float" office:value="100" calcext:value-type="float">
            <text:p>100</text:p>
          </table:table-cell>
          <table:table-cell office:value-type="float" office:value="0.0027005" calcext:value-type="float">
            <text:p>0.0027005</text:p>
          </table:table-cell>
          <table:table-cell office:value-type="float" office:value="0.000559103" calcext:value-type="float">
            <text:p>0.000559103</text:p>
          </table:table-cell>
          <table:table-cell office:value-type="float" office:value="0.00977061" calcext:value-type="float">
            <text:p>0.00977061</text:p>
          </table:table-cell>
          <table:table-cell office:value-type="float" office:value="11081" calcext:value-type="float">
            <text:p>11081</text:p>
          </table:table-cell>
          <table:table-cell office:value-type="float" office:value="100" calcext:value-type="float">
            <text:p>100</text:p>
          </table:table-cell>
          <table:table-cell office:value-type="float" office:value="110.81" calcext:value-type="float">
            <text:p>110.81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6.26" calcext:value-type="float">
            <text:p>6.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office:value-type="float" office:value="100" calcext:value-type="float">
            <text:p>100</text:p>
          </table:table-cell>
          <table:table-cell office:value-type="float" office:value="6.09" calcext:value-type="float">
            <text:p>6.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183585" calcext:value-type="float">
            <text:p>0.183585</text:p>
          </table:table-cell>
          <table:table-cell office:value-type="float" office:value="100" calcext:value-type="float">
            <text:p>100</text:p>
          </table:table-cell>
          <table:table-cell office:value-type="float" office:value="0.00183585" calcext:value-type="float">
            <text:p>0.00183585</text:p>
          </table:table-cell>
          <table:table-cell office:value-type="float" office:value="0.000474222" calcext:value-type="float">
            <text:p>0.000474222</text:p>
          </table:table-cell>
          <table:table-cell office:value-type="float" office:value="0.00460825" calcext:value-type="float">
            <text:p>0.00460825</text:p>
          </table:table-cell>
          <table:table-cell office:value-type="float" office:value="11957" calcext:value-type="float">
            <text:p>11957</text:p>
          </table:table-cell>
          <table:table-cell office:value-type="float" office:value="100" calcext:value-type="float">
            <text:p>100</text:p>
          </table:table-cell>
          <table:table-cell office:value-type="float" office:value="119.57" calcext:value-type="float">
            <text:p>119.57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.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 office:value-type="float" office:value="7.16" calcext:value-type="float">
            <text:p>7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098017" calcext:value-type="float">
            <text:p>0.098017</text:p>
          </table:table-cell>
          <table:table-cell office:value-type="float" office:value="100" calcext:value-type="float">
            <text:p>100</text:p>
          </table:table-cell>
          <table:table-cell office:value-type="float" office:value="0.00098017" calcext:value-type="float">
            <text:p>0.00098017</text:p>
          </table:table-cell>
          <table:table-cell office:value-type="float" office:value="0.000433292" calcext:value-type="float">
            <text:p>0.000433292</text:p>
          </table:table-cell>
          <table:table-cell office:value-type="float" office:value="0.00381367" calcext:value-type="float">
            <text:p>0.00381367</text:p>
          </table:table-cell>
          <table:table-cell office:value-type="float" office:value="13435" calcext:value-type="float">
            <text:p>13435</text:p>
          </table:table-cell>
          <table:table-cell office:value-type="float" office:value="100" calcext:value-type="float">
            <text:p>100</text:p>
          </table:table-cell>
          <table:table-cell office:value-type="float" office:value="134.35" calcext:value-type="float">
            <text:p>134.35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893" calcext:value-type="float">
            <text:p>893</text:p>
          </table:table-cell>
          <table:table-cell office:value-type="float" office:value="100" calcext:value-type="float">
            <text:p>100</text:p>
          </table:table-cell>
          <table:table-cell office:value-type="float" office:value="8.93" calcext:value-type="float">
            <text:p>8.9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office:value-type="float" office:value="100" calcext:value-type="float">
            <text:p>100</text:p>
          </table:table-cell>
          <table:table-cell office:value-type="float" office:value="8.91" calcext:value-type="float">
            <text:p>8.9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73065" calcext:value-type="float">
            <text:p>0.173065</text:p>
          </table:table-cell>
          <table:table-cell office:value-type="float" office:value="100" calcext:value-type="float">
            <text:p>100</text:p>
          </table:table-cell>
          <table:table-cell office:value-type="float" office:value="0.00173065" calcext:value-type="float">
            <text:p>0.00173065</text:p>
          </table:table-cell>
          <table:table-cell office:value-type="float" office:value="0.000598135" calcext:value-type="float">
            <text:p>0.000598135</text:p>
          </table:table-cell>
          <table:table-cell office:value-type="float" office:value="0.00474464" calcext:value-type="float">
            <text:p>0.00474464</text:p>
          </table:table-cell>
          <table:table-cell office:value-type="float" office:value="9747" calcext:value-type="float">
            <text:p>9747</text:p>
          </table:table-cell>
          <table:table-cell office:value-type="float" office:value="100" calcext:value-type="float">
            <text:p>100</text:p>
          </table:table-cell>
          <table:table-cell office:value-type="float" office:value="97.47" calcext:value-type="float">
            <text:p>97.47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239" calcext:value-type="float">
            <text:p>239</text:p>
          </table:table-cell>
          <table:table-cell office:value-type="float" office:value="100" calcext:value-type="float">
            <text:p>100</text:p>
          </table:table-cell>
          <table:table-cell office:value-type="float" office:value="2.39" calcext:value-type="float">
            <text:p>2.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385769" calcext:value-type="float">
            <text:p>0.385769</text:p>
          </table:table-cell>
          <table:table-cell office:value-type="float" office:value="100" calcext:value-type="float">
            <text:p>100</text:p>
          </table:table-cell>
          <table:table-cell office:value-type="float" office:value="0.00385769" calcext:value-type="float">
            <text:p>0.00385769</text:p>
          </table:table-cell>
          <table:table-cell office:value-type="float" office:value="0.000757536" calcext:value-type="float">
            <text:p>0.000757536</text:p>
          </table:table-cell>
          <table:table-cell office:value-type="float" office:value="0.0109472" calcext:value-type="float">
            <text:p>0.0109472</text:p>
          </table:table-cell>
          <table:table-cell office:value-type="float" office:value="10229" calcext:value-type="float">
            <text:p>10229</text:p>
          </table:table-cell>
          <table:table-cell office:value-type="float" office:value="100" calcext:value-type="float">
            <text:p>100</text:p>
          </table:table-cell>
          <table:table-cell office:value-type="float" office:value="102.29" calcext:value-type="float">
            <text:p>102.29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454671" calcext:value-type="float">
            <text:p>0.454671</text:p>
          </table:table-cell>
          <table:table-cell office:value-type="float" office:value="100" calcext:value-type="float">
            <text:p>100</text:p>
          </table:table-cell>
          <table:table-cell office:value-type="float" office:value="0.00454671" calcext:value-type="float">
            <text:p>0.00454671</text:p>
          </table:table-cell>
          <table:table-cell office:value-type="float" office:value="0.0011392" calcext:value-type="float">
            <text:p>0.0011392</text:p>
          </table:table-cell>
          <table:table-cell office:value-type="float" office:value="0.0156568" calcext:value-type="float">
            <text:p>0.0156568</text:p>
          </table:table-cell>
          <table:table-cell office:value-type="float" office:value="10705" calcext:value-type="float">
            <text:p>10705</text:p>
          </table:table-cell>
          <table:table-cell office:value-type="float" office:value="100" calcext:value-type="float">
            <text:p>100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  <table:table-cell office:value-type="float" office:value="100" calcext:value-type="float">
            <text:p>100</text:p>
          </table:table-cell>
          <table:table-cell office:value-type="float" office:value="3.69" calcext:value-type="float">
            <text:p>3.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707757" calcext:value-type="float">
            <text:p>0.707757</text:p>
          </table:table-cell>
          <table:table-cell office:value-type="float" office:value="100" calcext:value-type="float">
            <text:p>100</text:p>
          </table:table-cell>
          <table:table-cell office:value-type="float" office:value="0.00707757" calcext:value-type="float">
            <text:p>0.00707757</text:p>
          </table:table-cell>
          <table:table-cell office:value-type="float" office:value="0.00100119" calcext:value-type="float">
            <text:p>0.00100119</text:p>
          </table:table-cell>
          <table:table-cell office:value-type="float" office:value="0.0448676" calcext:value-type="float">
            <text:p>0.0448676</text:p>
          </table:table-cell>
          <table:table-cell office:value-type="float" office:value="11113" calcext:value-type="float">
            <text:p>11113</text:p>
          </table:table-cell>
          <table:table-cell office:value-type="float" office:value="100" calcext:value-type="float">
            <text:p>100</text:p>
          </table:table-cell>
          <table:table-cell office:value-type="float" office:value="111.13" calcext:value-type="float">
            <text:p>111.13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437" calcext:value-type="float">
            <text:p>437</text:p>
          </table:table-cell>
          <table:table-cell office:value-type="float" office:value="100" calcext:value-type="float">
            <text:p>100</text:p>
          </table:table-cell>
          <table:table-cell office:value-type="float" office:value="4.37" calcext:value-type="float">
            <text:p>4.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4.19" calcext:value-type="float">
            <text:p>4.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644691" calcext:value-type="float">
            <text:p>0.644691</text:p>
          </table:table-cell>
          <table:table-cell office:value-type="float" office:value="100" calcext:value-type="float">
            <text:p>100</text:p>
          </table:table-cell>
          <table:table-cell office:value-type="float" office:value="0.00644691" calcext:value-type="float">
            <text:p>0.00644691</text:p>
          </table:table-cell>
          <table:table-cell office:value-type="float" office:value="0.0010955" calcext:value-type="float">
            <text:p>0.0010955</text:p>
          </table:table-cell>
          <table:table-cell office:value-type="float" office:value="0.0183854" calcext:value-type="float">
            <text:p>0.0183854</text:p>
          </table:table-cell>
          <table:table-cell office:value-type="float" office:value="11627" calcext:value-type="float">
            <text:p>11627</text:p>
          </table:table-cell>
          <table:table-cell office:value-type="float" office:value="100" calcext:value-type="float">
            <text:p>100</text:p>
          </table:table-cell>
          <table:table-cell office:value-type="float" office:value="116.27" calcext:value-type="float">
            <text:p>116.27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4.95" calcext:value-type="float">
            <text:p>4.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100" calcext:value-type="float">
            <text:p>100</text:p>
          </table:table-cell>
          <table:table-cell office:value-type="float" office:value="4.69" calcext:value-type="float">
            <text:p>4.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495772" calcext:value-type="float">
            <text:p>0.495772</text:p>
          </table:table-cell>
          <table:table-cell office:value-type="float" office:value="100" calcext:value-type="float">
            <text:p>100</text:p>
          </table:table-cell>
          <table:table-cell office:value-type="float" office:value="0.00495772" calcext:value-type="float">
            <text:p>0.00495772</text:p>
          </table:table-cell>
          <table:table-cell office:value-type="float" office:value="0.00102996" calcext:value-type="float">
            <text:p>0.00102996</text:p>
          </table:table-cell>
          <table:table-cell office:value-type="float" office:value="0.0198346" calcext:value-type="float">
            <text:p>0.0198346</text:p>
          </table:table-cell>
          <table:table-cell office:value-type="float" office:value="12182" calcext:value-type="float">
            <text:p>12182</text:p>
          </table:table-cell>
          <table:table-cell office:value-type="float" office:value="100" calcext:value-type="float">
            <text:p>100</text:p>
          </table:table-cell>
          <table:table-cell office:value-type="float" office:value="121.82" calcext:value-type="float">
            <text:p>121.8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.413607" calcext:value-type="float">
            <text:p>0.413607</text:p>
          </table:table-cell>
          <table:table-cell office:value-type="float" office:value="100" calcext:value-type="float">
            <text:p>100</text:p>
          </table:table-cell>
          <table:table-cell office:value-type="float" office:value="0.00413607" calcext:value-type="float">
            <text:p>0.00413607</text:p>
          </table:table-cell>
          <table:table-cell office:value-type="float" office:value="0.0005529" calcext:value-type="float">
            <text:p>0.0005529</text:p>
          </table:table-cell>
          <table:table-cell office:value-type="float" office:value="0.0118485" calcext:value-type="float">
            <text:p>0.0118485</text:p>
          </table:table-cell>
          <table:table-cell office:value-type="float" office:value="12829" calcext:value-type="float">
            <text:p>12829</text:p>
          </table:table-cell>
          <table:table-cell office:value-type="float" office:value="100" calcext:value-type="float">
            <text:p>100</text:p>
          </table:table-cell>
          <table:table-cell office:value-type="float" office:value="128.29" calcext:value-type="float">
            <text:p>128.29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9" calcext:value-type="float">
            <text:p>629</text:p>
          </table:table-cell>
          <table:table-cell office:value-type="float" office:value="100" calcext:value-type="float">
            <text:p>100</text:p>
          </table:table-cell>
          <table:table-cell office:value-type="float" office:value="6.29" calcext:value-type="float">
            <text:p>6.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268867" calcext:value-type="float">
            <text:p>0.268867</text:p>
          </table:table-cell>
          <table:table-cell office:value-type="float" office:value="100" calcext:value-type="float">
            <text:p>100</text:p>
          </table:table-cell>
          <table:table-cell office:value-type="float" office:value="0.00268867" calcext:value-type="float">
            <text:p>0.00268867</text:p>
          </table:table-cell>
          <table:table-cell office:value-type="float" office:value="0.000480542" calcext:value-type="float">
            <text:p>0.000480542</text:p>
          </table:table-cell>
          <table:table-cell office:value-type="float" office:value="0.00909299" calcext:value-type="float">
            <text:p>0.00909299</text:p>
          </table:table-cell>
          <table:table-cell office:value-type="float" office:value="13853" calcext:value-type="float">
            <text:p>13853</text:p>
          </table:table-cell>
          <table:table-cell office:value-type="float" office:value="100" calcext:value-type="float">
            <text:p>100</text:p>
          </table:table-cell>
          <table:table-cell office:value-type="float" office:value="138.53" calcext:value-type="float">
            <text:p>138.53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office:value-type="float" office:value="7.68" calcext:value-type="float">
            <text:p>7.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55" calcext:value-type="float">
            <text:p>755</text:p>
          </table:table-cell>
          <table:table-cell office:value-type="float" office:value="100" calcext:value-type="float">
            <text:p>100</text:p>
          </table:table-cell>
          <table:table-cell office:value-type="float" office:value="7.55" calcext:value-type="float">
            <text:p>7.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119103" calcext:value-type="float">
            <text:p>0.119103</text:p>
          </table:table-cell>
          <table:table-cell office:value-type="float" office:value="100" calcext:value-type="float">
            <text:p>100</text:p>
          </table:table-cell>
          <table:table-cell office:value-type="float" office:value="0.00119103" calcext:value-type="float">
            <text:p>0.00119103</text:p>
          </table:table-cell>
          <table:table-cell office:value-type="float" office:value="0.000540691" calcext:value-type="float">
            <text:p>0.000540691</text:p>
          </table:table-cell>
          <table:table-cell office:value-type="float" office:value="0.00591319" calcext:value-type="float">
            <text:p>0.00591319</text:p>
          </table:table-cell>
          <table:table-cell office:value-type="float" office:value="15291" calcext:value-type="float">
            <text:p>15291</text:p>
          </table:table-cell>
          <table:table-cell office:value-type="float" office:value="100" calcext:value-type="float">
            <text:p>100</text:p>
          </table:table-cell>
          <table:table-cell office:value-type="float" office:value="152.91" calcext:value-type="float">
            <text:p>152.91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919" calcext:value-type="float">
            <text:p>919</text:p>
          </table:table-cell>
          <table:table-cell office:value-type="float" office:value="100" calcext:value-type="float">
            <text:p>100</text:p>
          </table:table-cell>
          <table:table-cell office:value-type="float" office:value="9.19" calcext:value-type="float">
            <text:p>9.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17" calcext:value-type="float">
            <text:p>917</text:p>
          </table:table-cell>
          <table:table-cell office:value-type="float" office:value="100" calcext:value-type="float">
            <text:p>100</text:p>
          </table:table-cell>
          <table:table-cell office:value-type="float" office:value="9.17" calcext:value-type="float">
            <text:p>9.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6539" calcext:value-type="float">
            <text:p>0.26539</text:p>
          </table:table-cell>
          <table:table-cell office:value-type="float" office:value="100" calcext:value-type="float">
            <text:p>100</text:p>
          </table:table-cell>
          <table:table-cell office:value-type="float" office:value="0.0026539" calcext:value-type="float">
            <text:p>0.0026539</text:p>
          </table:table-cell>
          <table:table-cell office:value-type="float" office:value="0.000827724" calcext:value-type="float">
            <text:p>0.000827724</text:p>
          </table:table-cell>
          <table:table-cell office:value-type="float" office:value="0.00692996" calcext:value-type="float">
            <text:p>0.00692996</text:p>
          </table:table-cell>
          <table:table-cell office:value-type="float" office:value="11284" calcext:value-type="float">
            <text:p>11284</text:p>
          </table:table-cell>
          <table:table-cell office:value-type="float" office:value="100" calcext:value-type="float">
            <text:p>100</text:p>
          </table:table-cell>
          <table:table-cell office:value-type="float" office:value="112.84" calcext:value-type="float">
            <text:p>112.8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10018" calcext:value-type="float">
            <text:p>0.610018</text:p>
          </table:table-cell>
          <table:table-cell office:value-type="float" office:value="100" calcext:value-type="float">
            <text:p>100</text:p>
          </table:table-cell>
          <table:table-cell office:value-type="float" office:value="0.00610018" calcext:value-type="float">
            <text:p>0.00610018</text:p>
          </table:table-cell>
          <table:table-cell office:value-type="float" office:value="0.000819743" calcext:value-type="float">
            <text:p>0.000819743</text:p>
          </table:table-cell>
          <table:table-cell office:value-type="float" office:value="0.0207473" calcext:value-type="float">
            <text:p>0.0207473</text:p>
          </table:table-cell>
          <table:table-cell office:value-type="float" office:value="11824" calcext:value-type="float">
            <text:p>11824</text:p>
          </table:table-cell>
          <table:table-cell office:value-type="float" office:value="100" calcext:value-type="float">
            <text:p>100</text:p>
          </table:table-cell>
          <table:table-cell office:value-type="float" office:value="118.24" calcext:value-type="float">
            <text:p>118.24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.02122" calcext:value-type="float">
            <text:p>1.02122</text:p>
          </table:table-cell>
          <table:table-cell office:value-type="float" office:value="100" calcext:value-type="float">
            <text:p>100</text:p>
          </table:table-cell>
          <table:table-cell office:value-type="float" office:value="0.0102122" calcext:value-type="float">
            <text:p>0.0102122</text:p>
          </table:table-cell>
          <table:table-cell office:value-type="float" office:value="0.00177098" calcext:value-type="float">
            <text:p>0.00177098</text:p>
          </table:table-cell>
          <table:table-cell office:value-type="float" office:value="0.0300577" calcext:value-type="float">
            <text:p>0.0300577</text:p>
          </table:table-cell>
          <table:table-cell office:value-type="float" office:value="12292" calcext:value-type="float">
            <text:p>12292</text:p>
          </table:table-cell>
          <table:table-cell office:value-type="float" office:value="100" calcext:value-type="float">
            <text:p>100</text:p>
          </table:table-cell>
          <table:table-cell office:value-type="float" office:value="122.92" calcext:value-type="float">
            <text:p>122.92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88" calcext:value-type="float">
            <text:p>388</text:p>
          </table:table-cell>
          <table:table-cell office:value-type="float" office:value="100" calcext:value-type="float">
            <text:p>100</text:p>
          </table:table-cell>
          <table:table-cell office:value-type="float" office:value="3.88" calcext:value-type="float">
            <text:p>3.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100" calcext:value-type="float">
            <text:p>100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957868" calcext:value-type="float">
            <text:p>0.957868</text:p>
          </table:table-cell>
          <table:table-cell office:value-type="float" office:value="100" calcext:value-type="float">
            <text:p>100</text:p>
          </table:table-cell>
          <table:table-cell office:value-type="float" office:value="0.00957868" calcext:value-type="float">
            <text:p>0.00957868</text:p>
          </table:table-cell>
          <table:table-cell office:value-type="float" office:value="0.00157134" calcext:value-type="float">
            <text:p>0.00157134</text:p>
          </table:table-cell>
          <table:table-cell office:value-type="float" office:value="0.0502295" calcext:value-type="float">
            <text:p>0.0502295</text:p>
          </table:table-cell>
          <table:table-cell office:value-type="float" office:value="12829" calcext:value-type="float">
            <text:p>12829</text:p>
          </table:table-cell>
          <table:table-cell office:value-type="float" office:value="100" calcext:value-type="float">
            <text:p>100</text:p>
          </table:table-cell>
          <table:table-cell office:value-type="float" office:value="128.29" calcext:value-type="float">
            <text:p>128.29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4.56" calcext:value-type="float">
            <text:p>4.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06402" calcext:value-type="float">
            <text:p>1.06402</text:p>
          </table:table-cell>
          <table:table-cell office:value-type="float" office:value="100" calcext:value-type="float">
            <text:p>100</text:p>
          </table:table-cell>
          <table:table-cell office:value-type="float" office:value="0.0106402" calcext:value-type="float">
            <text:p>0.0106402</text:p>
          </table:table-cell>
          <table:table-cell office:value-type="float" office:value="0.00258165" calcext:value-type="float">
            <text:p>0.00258165</text:p>
          </table:table-cell>
          <table:table-cell office:value-type="float" office:value="0.0366812" calcext:value-type="float">
            <text:p>0.0366812</text:p>
          </table:table-cell>
          <table:table-cell office:value-type="float" office:value="13328" calcext:value-type="float">
            <text:p>13328</text:p>
          </table:table-cell>
          <table:table-cell office:value-type="float" office:value="100" calcext:value-type="float">
            <text:p>100</text:p>
          </table:table-cell>
          <table:table-cell office:value-type="float" office:value="133.28" calcext:value-type="float">
            <text:p>133.28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528" calcext:value-type="float">
            <text:p>528</text:p>
          </table:table-cell>
          <table:table-cell office:value-type="float" office:value="100" calcext:value-type="float">
            <text:p>100</text:p>
          </table:table-cell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.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865696" calcext:value-type="float">
            <text:p>0.865696</text:p>
          </table:table-cell>
          <table:table-cell office:value-type="float" office:value="100" calcext:value-type="float">
            <text:p>100</text:p>
          </table:table-cell>
          <table:table-cell office:value-type="float" office:value="0.00865696" calcext:value-type="float">
            <text:p>0.00865696</text:p>
          </table:table-cell>
          <table:table-cell office:value-type="float" office:value="0.00105142" calcext:value-type="float">
            <text:p>0.00105142</text:p>
          </table:table-cell>
          <table:table-cell office:value-type="float" office:value="0.0268857" calcext:value-type="float">
            <text:p>0.0268857</text:p>
          </table:table-cell>
          <table:table-cell office:value-type="float" office:value="14071" calcext:value-type="float">
            <text:p>14071</text:p>
          </table:table-cell>
          <table:table-cell office:value-type="float" office:value="100" calcext:value-type="float">
            <text:p>100</text:p>
          </table:table-cell>
          <table:table-cell office:value-type="float" office:value="140.71" calcext:value-type="float">
            <text:p>140.71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606" calcext:value-type="float">
            <text:p>606</text:p>
          </table:table-cell>
          <table:table-cell office:value-type="float" office:value="100" calcext:value-type="float">
            <text:p>100</text:p>
          </table:table-cell>
          <table:table-cell office:value-type="float" office:value="6.06" calcext:value-type="float">
            <text:p>6.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.639735" calcext:value-type="float">
            <text:p>0.639735</text:p>
          </table:table-cell>
          <table:table-cell office:value-type="float" office:value="100" calcext:value-type="float">
            <text:p>100</text:p>
          </table:table-cell>
          <table:table-cell office:value-type="float" office:value="0.00639735" calcext:value-type="float">
            <text:p>0.00639735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0.0253563" calcext:value-type="float">
            <text:p>0.0253563</text:p>
          </table:table-cell>
          <table:table-cell office:value-type="float" office:value="14735" calcext:value-type="float">
            <text:p>14735</text:p>
          </table:table-cell>
          <table:table-cell office:value-type="float" office:value="100" calcext:value-type="float">
            <text:p>100</text:p>
          </table:table-cell>
          <table:table-cell office:value-type="float" office:value="147.35" calcext:value-type="float">
            <text:p>147.35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  <table:table-cell office:value-type="float" office:value="6.87" calcext:value-type="float">
            <text:p>6.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7" calcext:value-type="float">
            <text:p>657</text:p>
          </table:table-cell>
          <table:table-cell office:value-type="float" office:value="100" calcext:value-type="float">
            <text:p>100</text:p>
          </table:table-cell>
          <table:table-cell office:value-type="float" office:value="6.57" calcext:value-type="float">
            <text:p>6.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412543" calcext:value-type="float">
            <text:p>0.412543</text:p>
          </table:table-cell>
          <table:table-cell office:value-type="float" office:value="100" calcext:value-type="float">
            <text:p>100</text:p>
          </table:table-cell>
          <table:table-cell office:value-type="float" office:value="0.00412543" calcext:value-type="float">
            <text:p>0.00412543</text:p>
          </table:table-cell>
          <table:table-cell office:value-type="float" office:value="0.000609361" calcext:value-type="float">
            <text:p>0.000609361</text:p>
          </table:table-cell>
          <table:table-cell office:value-type="float" office:value="0.0161" calcext:value-type="float">
            <text:p>0.0161</text:p>
          </table:table-cell>
          <table:table-cell office:value-type="float" office:value="15836" calcext:value-type="float">
            <text:p>15836</text:p>
          </table:table-cell>
          <table:table-cell office:value-type="float" office:value="100" calcext:value-type="float">
            <text:p>100</text:p>
          </table:table-cell>
          <table:table-cell office:value-type="float" office:value="158.36" calcext:value-type="float">
            <text:p>158.36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 office:value-type="float" office:value="8.11" calcext:value-type="float">
            <text:p>8.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1" calcext:value-type="float">
            <text:p>801</text:p>
          </table:table-cell>
          <table:table-cell office:value-type="float" office:value="100" calcext:value-type="float">
            <text:p>100</text:p>
          </table:table-cell>
          <table:table-cell office:value-type="float" office:value="8.01" calcext:value-type="float">
            <text:p>8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151161" calcext:value-type="float">
            <text:p>0.151161</text:p>
          </table:table-cell>
          <table:table-cell office:value-type="float" office:value="100" calcext:value-type="float">
            <text:p>100</text:p>
          </table:table-cell>
          <table:table-cell office:value-type="float" office:value="0.00151161" calcext:value-type="float">
            <text:p>0.00151161</text:p>
          </table:table-cell>
          <table:table-cell office:value-type="float" office:value="0.000592421" calcext:value-type="float">
            <text:p>0.000592421</text:p>
          </table:table-cell>
          <table:table-cell office:value-type="float" office:value="0.00650962" calcext:value-type="float">
            <text:p>0.00650962</text:p>
          </table:table-cell>
          <table:table-cell office:value-type="float" office:value="17903" calcext:value-type="float">
            <text:p>17903</text:p>
          </table:table-cell>
          <table:table-cell office:value-type="float" office:value="100" calcext:value-type="float">
            <text:p>100</text:p>
          </table:table-cell>
          <table:table-cell office:value-type="float" office:value="179.03" calcext:value-type="float">
            <text:p>179.03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1008" calcext:value-type="float">
            <text:p>1008</text:p>
          </table:table-cell>
          <table:table-cell office:value-type="float" office:value="100" calcext:value-type="float">
            <text:p>100</text:p>
          </table:table-cell>
          <table:table-cell office:value-type="float" office:value="10.08" calcext:value-type="float">
            <text:p>10.0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float" office:value="10.07" calcext:value-type="float">
            <text:p>10.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84361" calcext:value-type="float">
            <text:p>0.384361</text:p>
          </table:table-cell>
          <table:table-cell office:value-type="float" office:value="100" calcext:value-type="float">
            <text:p>100</text:p>
          </table:table-cell>
          <table:table-cell office:value-type="float" office:value="0.00384361" calcext:value-type="float">
            <text:p>0.00384361</text:p>
          </table:table-cell>
          <table:table-cell office:value-type="float" office:value="0.000802131" calcext:value-type="float">
            <text:p>0.000802131</text:p>
          </table:table-cell>
          <table:table-cell office:value-type="float" office:value="0.0131069" calcext:value-type="float">
            <text:p>0.0131069</text:p>
          </table:table-cell>
          <table:table-cell office:value-type="float" office:value="12868" calcext:value-type="float">
            <text:p>12868</text:p>
          </table:table-cell>
          <table:table-cell office:value-type="float" office:value="100" calcext:value-type="float">
            <text:p>100</text:p>
          </table:table-cell>
          <table:table-cell office:value-type="float" office:value="128.68" calcext:value-type="float">
            <text:p>128.68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00" calcext:value-type="float">
            <text:p>100</text:p>
          </table:table-cell>
          <table:table-cell office:value-type="float" office:value="2.52" calcext:value-type="float">
            <text:p>2.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978242" calcext:value-type="float">
            <text:p>0.978242</text:p>
          </table:table-cell>
          <table:table-cell office:value-type="float" office:value="100" calcext:value-type="float">
            <text:p>100</text:p>
          </table:table-cell>
          <table:table-cell office:value-type="float" office:value="0.00978242" calcext:value-type="float">
            <text:p>0.00978242</text:p>
          </table:table-cell>
          <table:table-cell office:value-type="float" office:value="0.00174151" calcext:value-type="float">
            <text:p>0.00174151</text:p>
          </table:table-cell>
          <table:table-cell office:value-type="float" office:value="0.0328212" calcext:value-type="float">
            <text:p>0.0328212</text:p>
          </table:table-cell>
          <table:table-cell office:value-type="float" office:value="13425" calcext:value-type="float">
            <text:p>13425</text:p>
          </table:table-cell>
          <table:table-cell office:value-type="float" office:value="100" calcext:value-type="float">
            <text:p>1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47702" calcext:value-type="float">
            <text:p>1.47702</text:p>
          </table:table-cell>
          <table:table-cell office:value-type="float" office:value="100" calcext:value-type="float">
            <text:p>100</text:p>
          </table:table-cell>
          <table:table-cell office:value-type="float" office:value="0.0147702" calcext:value-type="float">
            <text:p>0.0147702</text:p>
          </table:table-cell>
          <table:table-cell office:value-type="float" office:value="0.00142589" calcext:value-type="float">
            <text:p>0.00142589</text:p>
          </table:table-cell>
          <table:table-cell office:value-type="float" office:value="0.0478723" calcext:value-type="float">
            <text:p>0.0478723</text:p>
          </table:table-cell>
          <table:table-cell office:value-type="float" office:value="14002" calcext:value-type="float">
            <text:p>14002</text:p>
          </table:table-cell>
          <table:table-cell office:value-type="float" office:value="100" calcext:value-type="float">
            <text:p>100</text:p>
          </table:table-cell>
          <table:table-cell office:value-type="float" office:value="140.02" calcext:value-type="float">
            <text:p>140.02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.09" calcext:value-type="float">
            <text:p>4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100" calcext:value-type="float">
            <text:p>100</text:p>
          </table:table-cell>
          <table:table-cell office:value-type="float" office:value="3.78" calcext:value-type="float">
            <text:p>3.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.9253" calcext:value-type="float">
            <text:p>1.9253</text:p>
          </table:table-cell>
          <table:table-cell office:value-type="float" office:value="100" calcext:value-type="float">
            <text:p>100</text:p>
          </table:table-cell>
          <table:table-cell office:value-type="float" office:value="0.019253" calcext:value-type="float">
            <text:p>0.019253</text:p>
          </table:table-cell>
          <table:table-cell office:value-type="float" office:value="0.00304064" calcext:value-type="float">
            <text:p>0.00304064</text:p>
          </table:table-cell>
          <table:table-cell office:value-type="float" office:value="0.0515508" calcext:value-type="float">
            <text:p>0.0515508</text:p>
          </table:table-cell>
          <table:table-cell office:value-type="float" office:value="14568" calcext:value-type="float">
            <text:p>14568</text:p>
          </table:table-cell>
          <table:table-cell office:value-type="float" office:value="100" calcext:value-type="float">
            <text:p>100</text:p>
          </table:table-cell>
          <table:table-cell office:value-type="float" office:value="145.68" calcext:value-type="float">
            <text:p>145.68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471" calcext:value-type="float">
            <text:p>471</text:p>
          </table:table-cell>
          <table:table-cell office:value-type="float" office:value="100" calcext:value-type="float">
            <text:p>100</text:p>
          </table:table-cell>
          <table:table-cell office:value-type="float" office:value="4.71" calcext:value-type="float">
            <text:p>4.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100" calcext:value-type="float">
            <text:p>100</text:p>
          </table:table-cell>
          <table:table-cell office:value-type="float" office:value="4.41" calcext:value-type="float">
            <text:p>4.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70249" calcext:value-type="float">
            <text:p>1.70249</text:p>
          </table:table-cell>
          <table:table-cell office:value-type="float" office:value="100" calcext:value-type="float">
            <text:p>100</text:p>
          </table:table-cell>
          <table:table-cell office:value-type="float" office:value="0.0170249" calcext:value-type="float">
            <text:p>0.0170249</text:p>
          </table:table-cell>
          <table:table-cell office:value-type="float" office:value="0.00239464" calcext:value-type="float">
            <text:p>0.00239464</text:p>
          </table:table-cell>
          <table:table-cell office:value-type="float" office:value="0.0465635" calcext:value-type="float">
            <text:p>0.0465635</text:p>
          </table:table-cell>
          <table:table-cell office:value-type="float" office:value="15201" calcext:value-type="float">
            <text:p>15201</text:p>
          </table:table-cell>
          <table:table-cell office:value-type="float" office:value="100" calcext:value-type="float">
            <text:p>100</text:p>
          </table:table-cell>
          <table:table-cell office:value-type="float" office:value="152.01" calcext:value-type="float">
            <text:p>152.01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541" calcext:value-type="float">
            <text:p>541</text:p>
          </table:table-cell>
          <table:table-cell office:value-type="float" office:value="100" calcext:value-type="float">
            <text:p>100</text:p>
          </table:table-cell>
          <table:table-cell office:value-type="float" office:value="5.41" calcext:value-type="float">
            <text:p>5.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.67149" calcext:value-type="float">
            <text:p>1.67149</text:p>
          </table:table-cell>
          <table:table-cell office:value-type="float" office:value="100" calcext:value-type="float">
            <text:p>100</text:p>
          </table:table-cell>
          <table:table-cell office:value-type="float" office:value="0.0167149" calcext:value-type="float">
            <text:p>0.0167149</text:p>
          </table:table-cell>
          <table:table-cell office:value-type="float" office:value="0.00125671" calcext:value-type="float">
            <text:p>0.00125671</text:p>
          </table:table-cell>
          <table:table-cell office:value-type="float" office:value="0.0956656" calcext:value-type="float">
            <text:p>0.0956656</text:p>
          </table:table-cell>
          <table:table-cell office:value-type="float" office:value="16014" calcext:value-type="float">
            <text:p>16014</text:p>
          </table:table-cell>
          <table:table-cell office:value-type="float" office:value="100" calcext:value-type="float">
            <text:p>100</text:p>
          </table:table-cell>
          <table:table-cell office:value-type="float" office:value="160.14" calcext:value-type="float">
            <text:p>160.14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635" calcext:value-type="float">
            <text:p>635</text:p>
          </table:table-cell>
          <table:table-cell office:value-type="float" office:value="100" calcext:value-type="float">
            <text:p>100</text:p>
          </table:table-cell>
          <table:table-cell office:value-type="float" office:value="6.35" calcext:value-type="float">
            <text:p>6.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 office:value-type="float" office:value="5.98" calcext:value-type="float">
            <text:p>5.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.20279" calcext:value-type="float">
            <text:p>1.20279</text:p>
          </table:table-cell>
          <table:table-cell office:value-type="float" office:value="100" calcext:value-type="float">
            <text:p>100</text:p>
          </table:table-cell>
          <table:table-cell office:value-type="float" office:value="0.0120279" calcext:value-type="float">
            <text:p>0.0120279</text:p>
          </table:table-cell>
          <table:table-cell office:value-type="float" office:value="0.00138706" calcext:value-type="float">
            <text:p>0.00138706</text:p>
          </table:table-cell>
          <table:table-cell office:value-type="float" office:value="0.0416358" calcext:value-type="float">
            <text:p>0.0416358</text:p>
          </table:table-cell>
          <table:table-cell office:value-type="float" office:value="16805" calcext:value-type="float">
            <text:p>16805</text:p>
          </table:table-cell>
          <table:table-cell office:value-type="float" office:value="100" calcext:value-type="float">
            <text:p>100</text:p>
          </table:table-cell>
          <table:table-cell office:value-type="float" office:value="168.05" calcext:value-type="float">
            <text:p>168.05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721" calcext:value-type="float">
            <text:p>721</text:p>
          </table:table-cell>
          <table:table-cell office:value-type="float" office:value="100" calcext:value-type="float">
            <text:p>100</text:p>
          </table:table-cell>
          <table:table-cell office:value-type="float" office:value="7.21" calcext:value-type="float">
            <text:p>7.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93" calcext:value-type="float">
            <text:p>693</text:p>
          </table:table-cell>
          <table:table-cell office:value-type="float" office:value="100" calcext:value-type="float">
            <text:p>100</text:p>
          </table:table-cell>
          <table:table-cell office:value-type="float" office:value="6.93" calcext:value-type="float">
            <text:p>6.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686641" calcext:value-type="float">
            <text:p>0.686641</text:p>
          </table:table-cell>
          <table:table-cell office:value-type="float" office:value="100" calcext:value-type="float">
            <text:p>100</text:p>
          </table:table-cell>
          <table:table-cell office:value-type="float" office:value="0.00686641" calcext:value-type="float">
            <text:p>0.00686641</text:p>
          </table:table-cell>
          <table:table-cell office:value-type="float" office:value="0.000870866" calcext:value-type="float">
            <text:p>0.000870866</text:p>
          </table:table-cell>
          <table:table-cell office:value-type="float" office:value="0.025899" calcext:value-type="float">
            <text:p>0.025899</text:p>
          </table:table-cell>
          <table:table-cell office:value-type="float" office:value="17868" calcext:value-type="float">
            <text:p>17868</text:p>
          </table:table-cell>
          <table:table-cell office:value-type="float" office:value="100" calcext:value-type="float">
            <text:p>100</text:p>
          </table:table-cell>
          <table:table-cell office:value-type="float" office:value="178.68" calcext:value-type="float">
            <text:p>178.68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844" calcext:value-type="float">
            <text:p>844</text:p>
          </table:table-cell>
          <table:table-cell office:value-type="float" office:value="100" calcext:value-type="float">
            <text:p>100</text:p>
          </table:table-cell>
          <table:table-cell office:value-type="float" office:value="8.44" calcext:value-type="float">
            <text:p>8.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23" calcext:value-type="float">
            <text:p>823</text:p>
          </table:table-cell>
          <table:table-cell office:value-type="float" office:value="100" calcext:value-type="float">
            <text:p>100</text:p>
          </table:table-cell>
          <table:table-cell office:value-type="float" office:value="8.23" calcext:value-type="float">
            <text:p>8.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.204981" calcext:value-type="float">
            <text:p>0.204981</text:p>
          </table:table-cell>
          <table:table-cell office:value-type="float" office:value="100" calcext:value-type="float">
            <text:p>100</text:p>
          </table:table-cell>
          <table:table-cell office:value-type="float" office:value="0.00204981" calcext:value-type="float">
            <text:p>0.00204981</text:p>
          </table:table-cell>
          <table:table-cell office:value-type="float" office:value="0.000669004" calcext:value-type="float">
            <text:p>0.000669004</text:p>
          </table:table-cell>
          <table:table-cell office:value-type="float" office:value="0.0076194" calcext:value-type="float">
            <text:p>0.0076194</text:p>
          </table:table-cell>
          <table:table-cell office:value-type="float" office:value="20323" calcext:value-type="float">
            <text:p>20323</text:p>
          </table:table-cell>
          <table:table-cell office:value-type="float" office:value="100" calcext:value-type="float">
            <text:p>100</text:p>
          </table:table-cell>
          <table:table-cell office:value-type="float" office:value="203.23" calcext:value-type="float">
            <text:p>203.23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1064" calcext:value-type="float">
            <text:p>1064</text:p>
          </table:table-cell>
          <table:table-cell office:value-type="float" office:value="100" calcext:value-type="float">
            <text:p>100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60" calcext:value-type="float">
            <text:p>1060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545867" calcext:value-type="float">
            <text:p>0.545867</text:p>
          </table:table-cell>
          <table:table-cell office:value-type="float" office:value="100" calcext:value-type="float">
            <text:p>100</text:p>
          </table:table-cell>
          <table:table-cell office:value-type="float" office:value="0.00545867" calcext:value-type="float">
            <text:p>0.00545867</text:p>
          </table:table-cell>
          <table:table-cell office:value-type="float" office:value="0.00126534" calcext:value-type="float">
            <text:p>0.00126534</text:p>
          </table:table-cell>
          <table:table-cell office:value-type="float" office:value="0.0241016" calcext:value-type="float">
            <text:p>0.0241016</text:p>
          </table:table-cell>
          <table:table-cell office:value-type="float" office:value="14552" calcext:value-type="float">
            <text:p>14552</text:p>
          </table:table-cell>
          <table:table-cell office:value-type="float" office:value="100" calcext:value-type="float">
            <text:p>100</text:p>
          </table:table-cell>
          <table:table-cell office:value-type="float" office:value="145.52" calcext:value-type="float">
            <text:p>145.52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float" office:value="2.67" calcext:value-type="float">
            <text:p>2.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2.57" calcext:value-type="float">
            <text:p>2.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.57707" calcext:value-type="float">
            <text:p>1.57707</text:p>
          </table:table-cell>
          <table:table-cell office:value-type="float" office:value="100" calcext:value-type="float">
            <text:p>100</text:p>
          </table:table-cell>
          <table:table-cell office:value-type="float" office:value="0.0157707" calcext:value-type="float">
            <text:p>0.0157707</text:p>
          </table:table-cell>
          <table:table-cell office:value-type="float" office:value="0.00294724" calcext:value-type="float">
            <text:p>0.00294724</text:p>
          </table:table-cell>
          <table:table-cell office:value-type="float" office:value="0.0557373" calcext:value-type="float">
            <text:p>0.0557373</text:p>
          </table:table-cell>
          <table:table-cell office:value-type="float" office:value="15194" calcext:value-type="float">
            <text:p>15194</text:p>
          </table:table-cell>
          <table:table-cell office:value-type="float" office:value="100" calcext:value-type="float">
            <text:p>100</text:p>
          </table:table-cell>
          <table:table-cell office:value-type="float" office:value="151.94" calcext:value-type="float">
            <text:p>151.94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  <table:table-cell office:value-type="float" office:value="3.17" calcext:value-type="float">
            <text:p>3.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.41293" calcext:value-type="float">
            <text:p>2.41293</text:p>
          </table:table-cell>
          <table:table-cell office:value-type="float" office:value="100" calcext:value-type="float">
            <text:p>100</text:p>
          </table:table-cell>
          <table:table-cell office:value-type="float" office:value="0.0241293" calcext:value-type="float">
            <text:p>0.0241293</text:p>
          </table:table-cell>
          <table:table-cell office:value-type="float" office:value="0.00476862" calcext:value-type="float">
            <text:p>0.00476862</text:p>
          </table:table-cell>
          <table:table-cell office:value-type="float" office:value="0.0721156" calcext:value-type="float">
            <text:p>0.0721156</text:p>
          </table:table-cell>
          <table:table-cell office:value-type="float" office:value="15767" calcext:value-type="float">
            <text:p>15767</text:p>
          </table:table-cell>
          <table:table-cell office:value-type="float" office:value="100" calcext:value-type="float">
            <text:p>100</text:p>
          </table:table-cell>
          <table:table-cell office:value-type="float" office:value="157.67" calcext:value-type="float">
            <text:p>157.67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.09972" calcext:value-type="float">
            <text:p>3.09972</text:p>
          </table:table-cell>
          <table:table-cell office:value-type="float" office:value="100" calcext:value-type="float">
            <text:p>100</text:p>
          </table:table-cell>
          <table:table-cell office:value-type="float" office:value="0.0309972" calcext:value-type="float">
            <text:p>0.0309972</text:p>
          </table:table-cell>
          <table:table-cell office:value-type="float" office:value="0.00527827" calcext:value-type="float">
            <text:p>0.00527827</text:p>
          </table:table-cell>
          <table:table-cell office:value-type="float" office:value="0.112646" calcext:value-type="float">
            <text:p>0.112646</text:p>
          </table:table-cell>
          <table:table-cell office:value-type="float" office:value="16468" calcext:value-type="float">
            <text:p>16468</text:p>
          </table:table-cell>
          <table:table-cell office:value-type="float" office:value="100" calcext:value-type="float">
            <text:p>100</text:p>
          </table:table-cell>
          <table:table-cell office:value-type="float" office:value="164.68" calcext:value-type="float">
            <text:p>164.68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float" office:value="4.52" calcext:value-type="float">
            <text:p>4.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.50843" calcext:value-type="float">
            <text:p>3.50843</text:p>
          </table:table-cell>
          <table:table-cell office:value-type="float" office:value="100" calcext:value-type="float">
            <text:p>100</text:p>
          </table:table-cell>
          <table:table-cell office:value-type="float" office:value="0.0350843" calcext:value-type="float">
            <text:p>0.0350843</text:p>
          </table:table-cell>
          <table:table-cell office:value-type="float" office:value="0.00660097" calcext:value-type="float">
            <text:p>0.00660097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17257" calcext:value-type="float">
            <text:p>17257</text:p>
          </table:table-cell>
          <table:table-cell office:value-type="float" office:value="100" calcext:value-type="float">
            <text:p>100</text:p>
          </table:table-cell>
          <table:table-cell office:value-type="float" office:value="172.57" calcext:value-type="float">
            <text:p>172.57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5.76" calcext:value-type="float">
            <text:p>5.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.90838" calcext:value-type="float">
            <text:p>2.90838</text:p>
          </table:table-cell>
          <table:table-cell office:value-type="float" office:value="100" calcext:value-type="float">
            <text:p>100</text:p>
          </table:table-cell>
          <table:table-cell office:value-type="float" office:value="0.0290838" calcext:value-type="float">
            <text:p>0.0290838</text:p>
          </table:table-cell>
          <table:table-cell office:value-type="float" office:value="0.00325017" calcext:value-type="float">
            <text:p>0.00325017</text:p>
          </table:table-cell>
          <table:table-cell office:value-type="float" office:value="0.130347" calcext:value-type="float">
            <text:p>0.130347</text:p>
          </table:table-cell>
          <table:table-cell office:value-type="float" office:value="17963" calcext:value-type="float">
            <text:p>17963</text:p>
          </table:table-cell>
          <table:table-cell office:value-type="float" office:value="100" calcext:value-type="float">
            <text:p>100</text:p>
          </table:table-cell>
          <table:table-cell office:value-type="float" office:value="179.63" calcext:value-type="float">
            <text:p>179.63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  <table:table-cell office:value-type="float" office:value="6.51" calcext:value-type="float">
            <text:p>6.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.01201" calcext:value-type="float">
            <text:p>2.01201</text:p>
          </table:table-cell>
          <table:table-cell office:value-type="float" office:value="100" calcext:value-type="float">
            <text:p>100</text:p>
          </table:table-cell>
          <table:table-cell office:value-type="float" office:value="0.0201201" calcext:value-type="float">
            <text:p>0.0201201</text:p>
          </table:table-cell>
          <table:table-cell office:value-type="float" office:value="0.0027726" calcext:value-type="float">
            <text:p>0.0027726</text:p>
          </table:table-cell>
          <table:table-cell office:value-type="float" office:value="0.112802" calcext:value-type="float">
            <text:p>0.112802</text:p>
          </table:table-cell>
          <table:table-cell office:value-type="float" office:value="18822" calcext:value-type="float">
            <text:p>18822</text:p>
          </table:table-cell>
          <table:table-cell office:value-type="float" office:value="100" calcext:value-type="float">
            <text:p>100</text:p>
          </table:table-cell>
          <table:table-cell office:value-type="float" office:value="188.22" calcext:value-type="float">
            <text:p>188.22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7.44" calcext:value-type="float">
            <text:p>7.4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12" calcext:value-type="float">
            <text:p>712</text:p>
          </table:table-cell>
          <table:table-cell office:value-type="float" office:value="100" calcext:value-type="float">
            <text:p>100</text:p>
          </table:table-cell>
          <table:table-cell office:value-type="float" office:value="7.12" calcext:value-type="float">
            <text:p>7.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.15729" calcext:value-type="float">
            <text:p>1.15729</text:p>
          </table:table-cell>
          <table:table-cell office:value-type="float" office:value="100" calcext:value-type="float">
            <text:p>100</text:p>
          </table:table-cell>
          <table:table-cell office:value-type="float" office:value="0.0115729" calcext:value-type="float">
            <text:p>0.0115729</text:p>
          </table:table-cell>
          <table:table-cell office:value-type="float" office:value="0.00167804" calcext:value-type="float">
            <text:p>0.00167804</text:p>
          </table:table-cell>
          <table:table-cell office:value-type="float" office:value="0.0581886" calcext:value-type="float">
            <text:p>0.0581886</text:p>
          </table:table-cell>
          <table:table-cell office:value-type="float" office:value="20051" calcext:value-type="float">
            <text:p>20051</text:p>
          </table:table-cell>
          <table:table-cell office:value-type="float" office:value="100" calcext:value-type="float">
            <text:p>100</text:p>
          </table:table-cell>
          <table:table-cell office:value-type="float" office:value="200.51" calcext:value-type="float">
            <text:p>200.51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873" calcext:value-type="float">
            <text:p>873</text:p>
          </table:table-cell>
          <table:table-cell office:value-type="float" office:value="100" calcext:value-type="float">
            <text:p>100</text:p>
          </table:table-cell>
          <table:table-cell office:value-type="float" office:value="8.73" calcext:value-type="float">
            <text:p>8.7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48" calcext:value-type="float">
            <text:p>848</text:p>
          </table:table-cell>
          <table:table-cell office:value-type="float" office:value="100" calcext:value-type="float">
            <text:p>100</text:p>
          </table:table-cell>
          <table:table-cell office:value-type="float" office:value="8.48" calcext:value-type="float">
            <text:p>8.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0.26573" calcext:value-type="float">
            <text:p>0.26573</text:p>
          </table:table-cell>
          <table:table-cell office:value-type="float" office:value="100" calcext:value-type="float">
            <text:p>100</text:p>
          </table:table-cell>
          <table:table-cell office:value-type="float" office:value="0.0026573" calcext:value-type="float">
            <text:p>0.0026573</text:p>
          </table:table-cell>
          <table:table-cell office:value-type="float" office:value="0.000754065" calcext:value-type="float">
            <text:p>0.000754065</text:p>
          </table:table-cell>
          <table:table-cell office:value-type="float" office:value="0.00681416" calcext:value-type="float">
            <text:p>0.00681416</text:p>
          </table:table-cell>
          <table:table-cell office:value-type="float" office:value="22595" calcext:value-type="float">
            <text:p>22595</text:p>
          </table:table-cell>
          <table:table-cell office:value-type="float" office:value="100" calcext:value-type="float">
            <text:p>100</text:p>
          </table:table-cell>
          <table:table-cell office:value-type="float" office:value="225.95" calcext:value-type="float">
            <text:p>225.95</text:p>
          </table:table-cell>
          <table:table-cell office:value-type="float" office:value="200" calcext:value-type="float">
            <text:p>200</text:p>
          </table:table-cell>
          <table:table-cell office:value-type="float" office:value="257" calcext:value-type="float">
            <text:p>257</text:p>
          </table:table-cell>
          <table:table-cell office:value-type="float" office:value="1085" calcext:value-type="float">
            <text:p>1085</text:p>
          </table:table-cell>
          <table:table-cell office:value-type="float" office:value="100" calcext:value-type="float">
            <text:p>100</text:p>
          </table:table-cell>
          <table:table-cell office:value-type="float" office:value="10.85" calcext:value-type="float">
            <text:p>10.8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81" calcext:value-type="float">
            <text:p>1081</text:p>
          </table:table-cell>
          <table:table-cell office:value-type="float" office:value="100" calcext:value-type="float">
            <text:p>100</text:p>
          </table:table-cell>
          <table:table-cell office:value-type="float" office:value="10.81" calcext:value-type="float">
            <text:p>10.8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902198" calcext:value-type="float">
            <text:p>0.902198</text:p>
          </table:table-cell>
          <table:table-cell office:value-type="float" office:value="100" calcext:value-type="float">
            <text:p>100</text:p>
          </table:table-cell>
          <table:table-cell office:value-type="float" office:value="0.00902198" calcext:value-type="float">
            <text:p>0.00902198</text:p>
          </table:table-cell>
          <table:table-cell office:value-type="float" office:value="0.00134873" calcext:value-type="float">
            <text:p>0.00134873</text:p>
          </table:table-cell>
          <table:table-cell office:value-type="float" office:value="0.0468909" calcext:value-type="float">
            <text:p>0.0468909</text:p>
          </table:table-cell>
          <table:table-cell office:value-type="float" office:value="16352" calcext:value-type="float">
            <text:p>16352</text:p>
          </table:table-cell>
          <table:table-cell office:value-type="float" office:value="100" calcext:value-type="float">
            <text:p>100</text:p>
          </table:table-cell>
          <table:table-cell office:value-type="float" office:value="163.52" calcext:value-type="float">
            <text:p>163.52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2.79" calcext:value-type="float">
            <text:p>2.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.87669" calcext:value-type="float">
            <text:p>2.87669</text:p>
          </table:table-cell>
          <table:table-cell office:value-type="float" office:value="100" calcext:value-type="float">
            <text:p>100</text:p>
          </table:table-cell>
          <table:table-cell office:value-type="float" office:value="0.0287669" calcext:value-type="float">
            <text:p>0.0287669</text:p>
          </table:table-cell>
          <table:table-cell office:value-type="float" office:value="0.00208996" calcext:value-type="float">
            <text:p>0.00208996</text:p>
          </table:table-cell>
          <table:table-cell office:value-type="float" office:value="0.142935" calcext:value-type="float">
            <text:p>0.142935</text:p>
          </table:table-cell>
          <table:table-cell office:value-type="float" office:value="17106" calcext:value-type="float">
            <text:p>17106</text:p>
          </table:table-cell>
          <table:table-cell office:value-type="float" office:value="100" calcext:value-type="float">
            <text:p>100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float" office:value="3.57" calcext:value-type="float">
            <text:p>3.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.61961" calcext:value-type="float">
            <text:p>4.61961</text:p>
          </table:table-cell>
          <table:table-cell office:value-type="float" office:value="100" calcext:value-type="float">
            <text:p>100</text:p>
          </table:table-cell>
          <table:table-cell office:value-type="float" office:value="0.0461961" calcext:value-type="float">
            <text:p>0.0461961</text:p>
          </table:table-cell>
          <table:table-cell office:value-type="float" office:value="0.0058868" calcext:value-type="float">
            <text:p>0.0058868</text:p>
          </table:table-cell>
          <table:table-cell office:value-type="float" office:value="0.224853" calcext:value-type="float">
            <text:p>0.224853</text:p>
          </table:table-cell>
          <table:table-cell office:value-type="float" office:value="17789" calcext:value-type="float">
            <text:p>17789</text:p>
          </table:table-cell>
          <table:table-cell office:value-type="float" office:value="100" calcext:value-type="float">
            <text:p>100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4.34" calcext:value-type="float">
            <text:p>4.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.15299" calcext:value-type="float">
            <text:p>6.15299</text:p>
          </table:table-cell>
          <table:table-cell office:value-type="float" office:value="100" calcext:value-type="float">
            <text:p>100</text:p>
          </table:table-cell>
          <table:table-cell office:value-type="float" office:value="0.0615299" calcext:value-type="float">
            <text:p>0.0615299</text:p>
          </table:table-cell>
          <table:table-cell office:value-type="float" office:value="0.00671447" calcext:value-type="float">
            <text:p>0.00671447</text:p>
          </table:table-cell>
          <table:table-cell office:value-type="float" office:value="0.259272" calcext:value-type="float">
            <text:p>0.259272</text:p>
          </table:table-cell>
          <table:table-cell office:value-type="float" office:value="18419" calcext:value-type="float">
            <text:p>18419</text:p>
          </table:table-cell>
          <table:table-cell office:value-type="float" office:value="100" calcext:value-type="float">
            <text:p>100</text:p>
          </table:table-cell>
          <table:table-cell office:value-type="float" office:value="184.19" calcext:value-type="float">
            <text:p>184.19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503" calcext:value-type="float">
            <text:p>503</text:p>
          </table:table-cell>
          <table:table-cell office:value-type="float" office:value="100" calcext:value-type="float">
            <text:p>100</text:p>
          </table:table-cell>
          <table:table-cell office:value-type="float" office:value="5.03" calcext:value-type="float">
            <text:p>5.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  <table:table-cell office:value-type="float" office:value="100" calcext:value-type="float">
            <text:p>1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.03962" calcext:value-type="float">
            <text:p>6.03962</text:p>
          </table:table-cell>
          <table:table-cell office:value-type="float" office:value="100" calcext:value-type="float">
            <text:p>100</text:p>
          </table:table-cell>
          <table:table-cell office:value-type="float" office:value="0.0603962" calcext:value-type="float">
            <text:p>0.0603962</text:p>
          </table:table-cell>
          <table:table-cell office:value-type="float" office:value="0.0064459" calcext:value-type="float">
            <text:p>0.0064459</text:p>
          </table:table-cell>
          <table:table-cell office:value-type="float" office:value="0.28876" calcext:value-type="float">
            <text:p>0.28876</text:p>
          </table:table-cell>
          <table:table-cell office:value-type="float" office:value="19226" calcext:value-type="float">
            <text:p>19226</text:p>
          </table:table-cell>
          <table:table-cell office:value-type="float" office:value="100" calcext:value-type="float">
            <text:p>100</text:p>
          </table:table-cell>
          <table:table-cell office:value-type="float" office:value="192.26" calcext:value-type="float">
            <text:p>192.26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office:value-type="float" office:value="100" calcext:value-type="float">
            <text:p>100</text:p>
          </table:table-cell>
          <table:table-cell office:value-type="float" office:value="5.86" calcext:value-type="float">
            <text:p>5.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float" office:value="5.35" calcext:value-type="float">
            <text:p>5.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.39931" calcext:value-type="float">
            <text:p>4.39931</text:p>
          </table:table-cell>
          <table:table-cell office:value-type="float" office:value="100" calcext:value-type="float">
            <text:p>100</text:p>
          </table:table-cell>
          <table:table-cell office:value-type="float" office:value="0.0439931" calcext:value-type="float">
            <text:p>0.0439931</text:p>
          </table:table-cell>
          <table:table-cell office:value-type="float" office:value="0.00236815" calcext:value-type="float">
            <text:p>0.00236815</text:p>
          </table:table-cell>
          <table:table-cell office:value-type="float" office:value="0.189656" calcext:value-type="float">
            <text:p>0.189656</text:p>
          </table:table-cell>
          <table:table-cell office:value-type="float" office:value="20030" calcext:value-type="float">
            <text:p>20030</text:p>
          </table:table-cell>
          <table:table-cell office:value-type="float" office:value="100" calcext:value-type="float">
            <text:p>100</text:p>
          </table:table-cell>
          <table:table-cell office:value-type="float" office:value="200.3" calcext:value-type="float">
            <text:p>200.3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668" calcext:value-type="float">
            <text:p>668</text:p>
          </table:table-cell>
          <table:table-cell office:value-type="float" office:value="100" calcext:value-type="float">
            <text:p>100</text:p>
          </table:table-cell>
          <table:table-cell office:value-type="float" office:value="6.68" calcext:value-type="float">
            <text:p>6.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float" office:value="100" calcext:value-type="float">
            <text:p>100</text:p>
          </table:table-cell>
          <table:table-cell office:value-type="float" office:value="6.18" calcext:value-type="float">
            <text:p>6.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04553" calcext:value-type="float">
            <text:p>3.04553</text:p>
          </table:table-cell>
          <table:table-cell office:value-type="float" office:value="100" calcext:value-type="float">
            <text:p>100</text:p>
          </table:table-cell>
          <table:table-cell office:value-type="float" office:value="0.0304553" calcext:value-type="float">
            <text:p>0.0304553</text:p>
          </table:table-cell>
          <table:table-cell office:value-type="float" office:value="0.00220217" calcext:value-type="float">
            <text:p>0.00220217</text:p>
          </table:table-cell>
          <table:table-cell office:value-type="float" office:value="0.13968" calcext:value-type="float">
            <text:p>0.13968</text:p>
          </table:table-cell>
          <table:table-cell office:value-type="float" office:value="21010" calcext:value-type="float">
            <text:p>21010</text:p>
          </table:table-cell>
          <table:table-cell office:value-type="float" office:value="100" calcext:value-type="float">
            <text:p>100</text:p>
          </table:table-cell>
          <table:table-cell office:value-type="float" office:value="210.1" calcext:value-type="float">
            <text:p>210.1</text:p>
          </table:table-cell>
          <table:table-cell office:value-type="float" office:value="194" calcext:value-type="float">
            <text:p>194</text:p>
          </table:table-cell>
          <table:table-cell office:value-type="float" office:value="229" calcext:value-type="float">
            <text:p>229</text:p>
          </table:table-cell>
          <table:table-cell office:value-type="float" office:value="771" calcext:value-type="float">
            <text:p>771</text:p>
          </table:table-cell>
          <table:table-cell office:value-type="float" office:value="100" calcext:value-type="float">
            <text:p>100</text:p>
          </table:table-cell>
          <table:table-cell office:value-type="float" office:value="7.71" calcext:value-type="float">
            <text:p>7.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100" calcext:value-type="float">
            <text:p>100</text:p>
          </table:table-cell>
          <table:table-cell office:value-type="float" office:value="7.27" calcext:value-type="float">
            <text:p>7.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.8617" calcext:value-type="float">
            <text:p>1.8617</text:p>
          </table:table-cell>
          <table:table-cell office:value-type="float" office:value="100" calcext:value-type="float">
            <text:p>100</text:p>
          </table:table-cell>
          <table:table-cell office:value-type="float" office:value="0.018617" calcext:value-type="float">
            <text:p>0.018617</text:p>
          </table:table-cell>
          <table:table-cell office:value-type="float" office:value="0.00194219" calcext:value-type="float">
            <text:p>0.00194219</text:p>
          </table:table-cell>
          <table:table-cell office:value-type="float" office:value="0.0717376" calcext:value-type="float">
            <text:p>0.0717376</text:p>
          </table:table-cell>
          <table:table-cell office:value-type="float" office:value="22406" calcext:value-type="float">
            <text:p>22406</text:p>
          </table:table-cell>
          <table:table-cell office:value-type="float" office:value="100" calcext:value-type="float">
            <text:p>100</text:p>
          </table:table-cell>
          <table:table-cell office:value-type="float" office:value="224.06" calcext:value-type="float">
            <text:p>224.06</text:p>
          </table:table-cell>
          <table:table-cell office:value-type="float" office:value="207" calcext:value-type="float">
            <text:p>207</text:p>
          </table:table-cell>
          <table:table-cell office:value-type="float" office:value="250" calcext:value-type="float">
            <text:p>250</text:p>
          </table:table-cell>
          <table:table-cell office:value-type="float" office:value="912" calcext:value-type="float">
            <text:p>912</text:p>
          </table:table-cell>
          <table:table-cell office:value-type="float" office:value="100" calcext:value-type="float">
            <text:p>100</text:p>
          </table:table-cell>
          <table:table-cell office:value-type="float" office:value="9.12" calcext:value-type="float">
            <text:p>9.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 office:value-type="float" office:value="8.76" calcext:value-type="float">
            <text:p>8.7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.485889" calcext:value-type="float">
            <text:p>0.485889</text:p>
          </table:table-cell>
          <table:table-cell office:value-type="float" office:value="100" calcext:value-type="float">
            <text:p>100</text:p>
          </table:table-cell>
          <table:table-cell office:value-type="float" office:value="0.00485889" calcext:value-type="float">
            <text:p>0.00485889</text:p>
          </table:table-cell>
          <table:table-cell office:value-type="float" office:value="0.000947124" calcext:value-type="float">
            <text:p>0.000947124</text:p>
          </table:table-cell>
          <table:table-cell office:value-type="float" office:value="0.0341563" calcext:value-type="float">
            <text:p>0.0341563</text:p>
          </table:table-cell>
          <table:table-cell office:value-type="float" office:value="25393" calcext:value-type="float">
            <text:p>25393</text:p>
          </table:table-cell>
          <table:table-cell office:value-type="float" office:value="100" calcext:value-type="float">
            <text:p>100</text:p>
          </table:table-cell>
          <table:table-cell office:value-type="float" office:value="253.93" calcext:value-type="float">
            <text:p>253.93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153" calcext:value-type="float">
            <text:p>1153</text:p>
          </table:table-cell>
          <table:table-cell office:value-type="float" office:value="100" calcext:value-type="float">
            <text:p>100</text:p>
          </table:table-cell>
          <table:table-cell office:value-type="float" office:value="11.53" calcext:value-type="float">
            <text:p>11.5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40" calcext:value-type="float">
            <text:p>1140</text:p>
          </table:table-cell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33148" calcext:value-type="float">
            <text:p>1.33148</text:p>
          </table:table-cell>
          <table:table-cell office:value-type="float" office:value="100" calcext:value-type="float">
            <text:p>100</text:p>
          </table:table-cell>
          <table:table-cell office:value-type="float" office:value="0.0133148" calcext:value-type="float">
            <text:p>0.0133148</text:p>
          </table:table-cell>
          <table:table-cell office:value-type="float" office:value="0.00197553" calcext:value-type="float">
            <text:p>0.00197553</text:p>
          </table:table-cell>
          <table:table-cell office:value-type="float" office:value="0.0746944" calcext:value-type="float">
            <text:p>0.0746944</text:p>
          </table:table-cell>
          <table:table-cell office:value-type="float" office:value="18255" calcext:value-type="float">
            <text:p>18255</text:p>
          </table:table-cell>
          <table:table-cell office:value-type="float" office:value="100" calcext:value-type="float">
            <text:p>100</text:p>
          </table:table-cell>
          <table:table-cell office:value-type="float" office:value="182.55" calcext:value-type="float">
            <text:p>182.55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.89828" calcext:value-type="float">
            <text:p>4.89828</text:p>
          </table:table-cell>
          <table:table-cell office:value-type="float" office:value="100" calcext:value-type="float">
            <text:p>100</text:p>
          </table:table-cell>
          <table:table-cell office:value-type="float" office:value="0.0489828" calcext:value-type="float">
            <text:p>0.0489828</text:p>
          </table:table-cell>
          <table:table-cell office:value-type="float" office:value="0.00811942" calcext:value-type="float">
            <text:p>0.00811942</text:p>
          </table:table-cell>
          <table:table-cell office:value-type="float" office:value="0.378192" calcext:value-type="float">
            <text:p>0.378192</text:p>
          </table:table-cell>
          <table:table-cell office:value-type="float" office:value="19081" calcext:value-type="float">
            <text:p>19081</text:p>
          </table:table-cell>
          <table:table-cell office:value-type="float" office:value="100" calcext:value-type="float">
            <text:p>100</text:p>
          </table:table-cell>
          <table:table-cell office:value-type="float" office:value="190.81" calcext:value-type="float">
            <text:p>190.81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3.64" calcext:value-type="float">
            <text:p>3.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office:value-type="float" office:value="3.34" calcext:value-type="float">
            <text:p>3.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.0668" calcext:value-type="float">
            <text:p>8.0668</text:p>
          </table:table-cell>
          <table:table-cell office:value-type="float" office:value="100" calcext:value-type="float">
            <text:p>100</text:p>
          </table:table-cell>
          <table:table-cell office:value-type="float" office:value="0.080668" calcext:value-type="float">
            <text:p>0.080668</text:p>
          </table:table-cell>
          <table:table-cell office:value-type="float" office:value="0.0183661" calcext:value-type="float">
            <text:p>0.0183661</text:p>
          </table:table-cell>
          <table:table-cell office:value-type="float" office:value="0.316704" calcext:value-type="float">
            <text:p>0.316704</text:p>
          </table:table-cell>
          <table:table-cell office:value-type="float" office:value="19888" calcext:value-type="float">
            <text:p>19888</text:p>
          </table:table-cell>
          <table:table-cell office:value-type="float" office:value="100" calcext:value-type="float">
            <text:p>100</text:p>
          </table:table-cell>
          <table:table-cell office:value-type="float" office:value="198.88" calcext:value-type="float">
            <text:p>198.88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 office:value-type="float" office:value="4.55" calcext:value-type="float">
            <text:p>4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office:value-type="float" office:value="100" calcext:value-type="float">
            <text:p>100</text:p>
          </table:table-cell>
          <table:table-cell office:value-type="float" office:value="4.11" calcext:value-type="float">
            <text:p>4.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.0657" calcext:value-type="float">
            <text:p>10.0657</text:p>
          </table:table-cell>
          <table:table-cell office:value-type="float" office:value="100" calcext:value-type="float">
            <text:p>100</text:p>
          </table:table-cell>
          <table:table-cell office:value-type="float" office:value="0.100657" calcext:value-type="float">
            <text:p>0.100657</text:p>
          </table:table-cell>
          <table:table-cell office:value-type="float" office:value="0.0198173" calcext:value-type="float">
            <text:p>0.0198173</text:p>
          </table:table-cell>
          <table:table-cell office:value-type="float" office:value="0.305582" calcext:value-type="float">
            <text:p>0.305582</text:p>
          </table:table-cell>
          <table:table-cell office:value-type="float" office:value="20679" calcext:value-type="float">
            <text:p>20679</text:p>
          </table:table-cell>
          <table:table-cell office:value-type="float" office:value="100" calcext:value-type="float">
            <text:p>100</text:p>
          </table:table-cell>
          <table:table-cell office:value-type="float" office:value="206.79" calcext:value-type="float">
            <text:p>206.79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.4321" calcext:value-type="float">
            <text:p>11.4321</text:p>
          </table:table-cell>
          <table:table-cell office:value-type="float" office:value="100" calcext:value-type="float">
            <text:p>100</text:p>
          </table:table-cell>
          <table:table-cell office:value-type="float" office:value="0.114321" calcext:value-type="float">
            <text:p>0.114321</text:p>
          </table:table-cell>
          <table:table-cell office:value-type="float" office:value="0.0188114" calcext:value-type="float">
            <text:p>0.0188114</text:p>
          </table:table-cell>
          <table:table-cell office:value-type="float" office:value="0.319312" calcext:value-type="float">
            <text:p>0.319312</text:p>
          </table:table-cell>
          <table:table-cell office:value-type="float" office:value="21559" calcext:value-type="float">
            <text:p>21559</text:p>
          </table:table-cell>
          <table:table-cell office:value-type="float" office:value="100" calcext:value-type="float">
            <text:p>100</text:p>
          </table:table-cell>
          <table:table-cell office:value-type="float" office:value="215.59" calcext:value-type="float">
            <text:p>215.59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619" calcext:value-type="float">
            <text:p>619</text:p>
          </table:table-cell>
          <table:table-cell office:value-type="float" office:value="100" calcext:value-type="float">
            <text:p>100</text:p>
          </table:table-cell>
          <table:table-cell office:value-type="float" office:value="6.19" calcext:value-type="float">
            <text:p>6.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3" calcext:value-type="float">
            <text:p>563</text:p>
          </table:table-cell>
          <table:table-cell office:value-type="float" office:value="100" calcext:value-type="float">
            <text:p>100</text:p>
          </table:table-cell>
          <table:table-cell office:value-type="float" office:value="5.63" calcext:value-type="float">
            <text:p>5.6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9.38074" calcext:value-type="float">
            <text:p>9.38074</text:p>
          </table:table-cell>
          <table:table-cell office:value-type="float" office:value="100" calcext:value-type="float">
            <text:p>100</text:p>
          </table:table-cell>
          <table:table-cell office:value-type="float" office:value="0.0938074" calcext:value-type="float">
            <text:p>0.0938074</text:p>
          </table:table-cell>
          <table:table-cell office:value-type="float" office:value="0.00636877" calcext:value-type="float">
            <text:p>0.00636877</text:p>
          </table:table-cell>
          <table:table-cell office:value-type="float" office:value="0.483975" calcext:value-type="float">
            <text:p>0.483975</text:p>
          </table:table-cell>
          <table:table-cell office:value-type="float" office:value="22469" calcext:value-type="float">
            <text:p>22469</text:p>
          </table:table-cell>
          <table:table-cell office:value-type="float" office:value="100" calcext:value-type="float">
            <text:p>100</text:p>
          </table:table-cell>
          <table:table-cell office:value-type="float" office:value="224.69" calcext:value-type="float">
            <text:p>224.69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 office:value-type="float" office:value="7.09" calcext:value-type="float">
            <text:p>7.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6.56" calcext:value-type="float">
            <text:p>6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.6707" calcext:value-type="float">
            <text:p>5.6707</text:p>
          </table:table-cell>
          <table:table-cell office:value-type="float" office:value="100" calcext:value-type="float">
            <text:p>100</text:p>
          </table:table-cell>
          <table:table-cell office:value-type="float" office:value="0.056707" calcext:value-type="float">
            <text:p>0.056707</text:p>
          </table:table-cell>
          <table:table-cell office:value-type="float" office:value="0.00689932" calcext:value-type="float">
            <text:p>0.00689932</text:p>
          </table:table-cell>
          <table:table-cell office:value-type="float" office:value="0.173621" calcext:value-type="float">
            <text:p>0.173621</text:p>
          </table:table-cell>
          <table:table-cell office:value-type="float" office:value="23531" calcext:value-type="float">
            <text:p>23531</text:p>
          </table:table-cell>
          <table:table-cell office:value-type="float" office:value="100" calcext:value-type="float">
            <text:p>100</text:p>
          </table:table-cell>
          <table:table-cell office:value-type="float" office:value="235.31" calcext:value-type="float">
            <text:p>235.31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7.56" calcext:value-type="float">
            <text:p>7.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.8229" calcext:value-type="float">
            <text:p>2.8229</text:p>
          </table:table-cell>
          <table:table-cell office:value-type="float" office:value="100" calcext:value-type="float">
            <text:p>100</text:p>
          </table:table-cell>
          <table:table-cell office:value-type="float" office:value="0.028229" calcext:value-type="float">
            <text:p>0.028229</text:p>
          </table:table-cell>
          <table:table-cell office:value-type="float" office:value="0.00280798" calcext:value-type="float">
            <text:p>0.00280798</text:p>
          </table:table-cell>
          <table:table-cell office:value-type="float" office:value="0.119126" calcext:value-type="float">
            <text:p>0.119126</text:p>
          </table:table-cell>
          <table:table-cell office:value-type="float" office:value="24914" calcext:value-type="float">
            <text:p>24914</text:p>
          </table:table-cell>
          <table:table-cell office:value-type="float" office:value="100" calcext:value-type="float">
            <text:p>100</text:p>
          </table:table-cell>
          <table:table-cell office:value-type="float" office:value="249.14" calcext:value-type="float">
            <text:p>249.14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944" calcext:value-type="float">
            <text:p>944</text:p>
          </table:table-cell>
          <table:table-cell office:value-type="float" office:value="100" calcext:value-type="float">
            <text:p>100</text:p>
          </table:table-cell>
          <table:table-cell office:value-type="float" office:value="9.44" calcext:value-type="float">
            <text:p>9.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  <table:table-cell office:value-type="float" office:value="9.16" calcext:value-type="float">
            <text:p>9.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0.595041" calcext:value-type="float">
            <text:p>0.595041</text:p>
          </table:table-cell>
          <table:table-cell office:value-type="float" office:value="100" calcext:value-type="float">
            <text:p>100</text:p>
          </table:table-cell>
          <table:table-cell office:value-type="float" office:value="0.00595041" calcext:value-type="float">
            <text:p>0.00595041</text:p>
          </table:table-cell>
          <table:table-cell office:value-type="float" office:value="0.00107657" calcext:value-type="float">
            <text:p>0.00107657</text:p>
          </table:table-cell>
          <table:table-cell office:value-type="float" office:value="0.0307505" calcext:value-type="float">
            <text:p>0.0307505</text:p>
          </table:table-cell>
          <table:table-cell office:value-type="float" office:value="27873" calcext:value-type="float">
            <text:p>27873</text:p>
          </table:table-cell>
          <table:table-cell office:value-type="float" office:value="100" calcext:value-type="float">
            <text:p>100</text:p>
          </table:table-cell>
          <table:table-cell office:value-type="float" office:value="278.73" calcext:value-type="float">
            <text:p>278.73</text:p>
          </table:table-cell>
          <table:table-cell office:value-type="float" office:value="245" calcext:value-type="float">
            <text:p>245</text:p>
          </table:table-cell>
          <table:table-cell office:value-type="float" office:value="312" calcext:value-type="float">
            <text:p>312</text:p>
          </table:table-cell>
          <table:table-cell office:value-type="float" office:value="1173" calcext:value-type="float">
            <text:p>1173</text:p>
          </table:table-cell>
          <table:table-cell office:value-type="float" office:value="100" calcext:value-type="float">
            <text:p>100</text:p>
          </table:table-cell>
          <table:table-cell office:value-type="float" office:value="11.73" calcext:value-type="float">
            <text:p>11.7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67" calcext:value-type="float">
            <text:p>1167</text:p>
          </table:table-cell>
          <table:table-cell office:value-type="float" office:value="100" calcext:value-type="float">
            <text:p>100</text:p>
          </table:table-cell>
          <table:table-cell office:value-type="float" office:value="11.67" calcext:value-type="float">
            <text:p>11.6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1186" calcext:value-type="float">
            <text:p>2.1186</text:p>
          </table:table-cell>
          <table:table-cell office:value-type="float" office:value="100" calcext:value-type="float">
            <text:p>100</text:p>
          </table:table-cell>
          <table:table-cell office:value-type="float" office:value="0.021186" calcext:value-type="float">
            <text:p>0.021186</text:p>
          </table:table-cell>
          <table:table-cell office:value-type="float" office:value="0.00162965" calcext:value-type="float">
            <text:p>0.00162965</text:p>
          </table:table-cell>
          <table:table-cell office:value-type="float" office:value="0.0834326" calcext:value-type="float">
            <text:p>0.0834326</text:p>
          </table:table-cell>
          <table:table-cell office:value-type="float" office:value="20222" calcext:value-type="float">
            <text:p>20222</text:p>
          </table:table-cell>
          <table:table-cell office:value-type="float" office:value="100" calcext:value-type="float">
            <text:p>100</text:p>
          </table:table-cell>
          <table:table-cell office:value-type="float" office:value="202.22" calcext:value-type="float">
            <text:p>202.2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.71056" calcext:value-type="float">
            <text:p>8.71056</text:p>
          </table:table-cell>
          <table:table-cell office:value-type="float" office:value="100" calcext:value-type="float">
            <text:p>100</text:p>
          </table:table-cell>
          <table:table-cell office:value-type="float" office:value="0.0871056" calcext:value-type="float">
            <text:p>0.0871056</text:p>
          </table:table-cell>
          <table:table-cell office:value-type="float" office:value="0.0144907" calcext:value-type="float">
            <text:p>0.0144907</text:p>
          </table:table-cell>
          <table:table-cell office:value-type="float" office:value="0.402443" calcext:value-type="float">
            <text:p>0.402443</text:p>
          </table:table-cell>
          <table:table-cell office:value-type="float" office:value="21162" calcext:value-type="float">
            <text:p>21162</text:p>
          </table:table-cell>
          <table:table-cell office:value-type="float" office:value="100" calcext:value-type="float">
            <text:p>100</text:p>
          </table:table-cell>
          <table:table-cell office:value-type="float" office:value="211.62" calcext:value-type="float">
            <text:p>211.62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.37" calcext:value-type="float">
            <text:p>3.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.9317" calcext:value-type="float">
            <text:p>13.9317</text:p>
          </table:table-cell>
          <table:table-cell office:value-type="float" office:value="100" calcext:value-type="float">
            <text:p>100</text:p>
          </table:table-cell>
          <table:table-cell office:value-type="float" office:value="0.139317" calcext:value-type="float">
            <text:p>0.139317</text:p>
          </table:table-cell>
          <table:table-cell office:value-type="float" office:value="0.0123459" calcext:value-type="float">
            <text:p>0.0123459</text:p>
          </table:table-cell>
          <table:table-cell office:value-type="float" office:value="0.642526" calcext:value-type="float">
            <text:p>0.642526</text:p>
          </table:table-cell>
          <table:table-cell office:value-type="float" office:value="22003" calcext:value-type="float">
            <text:p>22003</text:p>
          </table:table-cell>
          <table:table-cell office:value-type="float" office:value="100" calcext:value-type="float">
            <text:p>100</text:p>
          </table:table-cell>
          <table:table-cell office:value-type="float" office:value="220.03" calcext:value-type="float">
            <text:p>220.03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100" calcext:value-type="float">
            <text:p>1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.4222" calcext:value-type="float">
            <text:p>20.4222</text:p>
          </table:table-cell>
          <table:table-cell office:value-type="float" office:value="100" calcext:value-type="float">
            <text:p>100</text:p>
          </table:table-cell>
          <table:table-cell office:value-type="float" office:value="0.204222" calcext:value-type="float">
            <text:p>0.204222</text:p>
          </table:table-cell>
          <table:table-cell office:value-type="float" office:value="0.0241036" calcext:value-type="float">
            <text:p>0.0241036</text:p>
          </table:table-cell>
          <table:table-cell office:value-type="float" office:value="0.699467" calcext:value-type="float">
            <text:p>0.699467</text:p>
          </table:table-cell>
          <table:table-cell office:value-type="float" office:value="22866" calcext:value-type="float">
            <text:p>22866</text:p>
          </table:table-cell>
          <table:table-cell office:value-type="float" office:value="100" calcext:value-type="float">
            <text:p>100</text:p>
          </table:table-cell>
          <table:table-cell office:value-type="float" office:value="228.66" calcext:value-type="float">
            <text:p>228.66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 office:value-type="float" office:value="4.95" calcext:value-type="float">
            <text:p>4.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.4697" calcext:value-type="float">
            <text:p>23.4697</text:p>
          </table:table-cell>
          <table:table-cell office:value-type="float" office:value="100" calcext:value-type="float">
            <text:p>100</text:p>
          </table:table-cell>
          <table:table-cell office:value-type="float" office:value="0.234697" calcext:value-type="float">
            <text:p>0.234697</text:p>
          </table:table-cell>
          <table:table-cell office:value-type="float" office:value="0.0373232" calcext:value-type="float">
            <text:p>0.0373232</text:p>
          </table:table-cell>
          <table:table-cell office:value-type="float" office:value="0.783568" calcext:value-type="float">
            <text:p>0.783568</text:p>
          </table:table-cell>
          <table:table-cell office:value-type="float" office:value="23804" calcext:value-type="float">
            <text:p>23804</text:p>
          </table:table-cell>
          <table:table-cell office:value-type="float" office:value="100" calcext:value-type="float">
            <text:p>100</text:p>
          </table:table-cell>
          <table:table-cell office:value-type="float" office:value="238.04" calcext:value-type="float">
            <text:p>238.04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628" calcext:value-type="float">
            <text:p>628</text:p>
          </table:table-cell>
          <table:table-cell office:value-type="float" office:value="100" calcext:value-type="float">
            <text:p>100</text:p>
          </table:table-cell>
          <table:table-cell office:value-type="float" office:value="6.28" calcext:value-type="float">
            <text:p>6.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office:value-type="float" office:value="5.66" calcext:value-type="float">
            <text:p>5.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7.1661" calcext:value-type="float">
            <text:p>17.1661</text:p>
          </table:table-cell>
          <table:table-cell office:value-type="float" office:value="100" calcext:value-type="float">
            <text:p>100</text:p>
          </table:table-cell>
          <table:table-cell office:value-type="float" office:value="0.171661" calcext:value-type="float">
            <text:p>0.171661</text:p>
          </table:table-cell>
          <table:table-cell office:value-type="float" office:value="0.018735" calcext:value-type="float">
            <text:p>0.018735</text:p>
          </table:table-cell>
          <table:table-cell office:value-type="float" office:value="1.05327" calcext:value-type="float">
            <text:p>1.05327</text:p>
          </table:table-cell>
          <table:table-cell office:value-type="float" office:value="24958" calcext:value-type="float">
            <text:p>24958</text:p>
          </table:table-cell>
          <table:table-cell office:value-type="float" office:value="100" calcext:value-type="float">
            <text:p>100</text:p>
          </table:table-cell>
          <table:table-cell office:value-type="float" office:value="249.58" calcext:value-type="float">
            <text:p>249.58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740" calcext:value-type="float">
            <text:p>740</text:p>
          </table:table-cell>
          <table:table-cell office:value-type="float" office:value="100" calcext:value-type="float">
            <text:p>100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71" calcext:value-type="float">
            <text:p>671</text:p>
          </table:table-cell>
          <table:table-cell office:value-type="float" office:value="100" calcext:value-type="float">
            <text:p>100</text:p>
          </table:table-cell>
          <table:table-cell office:value-type="float" office:value="6.71" calcext:value-type="float">
            <text:p>6.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.96625" calcext:value-type="float">
            <text:p>8.96625</text:p>
          </table:table-cell>
          <table:table-cell office:value-type="float" office:value="100" calcext:value-type="float">
            <text:p>100</text:p>
          </table:table-cell>
          <table:table-cell office:value-type="float" office:value="0.0896625" calcext:value-type="float">
            <text:p>0.0896625</text:p>
          </table:table-cell>
          <table:table-cell office:value-type="float" office:value="0.0148249" calcext:value-type="float">
            <text:p>0.0148249</text:p>
          </table:table-cell>
          <table:table-cell office:value-type="float" office:value="0.542276" calcext:value-type="float">
            <text:p>0.542276</text:p>
          </table:table-cell>
          <table:table-cell office:value-type="float" office:value="25936" calcext:value-type="float">
            <text:p>25936</text:p>
          </table:table-cell>
          <table:table-cell office:value-type="float" office:value="100" calcext:value-type="float">
            <text:p>100</text:p>
          </table:table-cell>
          <table:table-cell office:value-type="float" office:value="259.36" calcext:value-type="float">
            <text:p>259.36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 office:value-type="float" office:value="8.31" calcext:value-type="float">
            <text:p>8.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 office:value-type="float" office:value="7.77" calcext:value-type="float">
            <text:p>7.7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.93686" calcext:value-type="float">
            <text:p>4.93686</text:p>
          </table:table-cell>
          <table:table-cell office:value-type="float" office:value="100" calcext:value-type="float">
            <text:p>100</text:p>
          </table:table-cell>
          <table:table-cell office:value-type="float" office:value="0.0493686" calcext:value-type="float">
            <text:p>0.0493686</text:p>
          </table:table-cell>
          <table:table-cell office:value-type="float" office:value="0.00263685" calcext:value-type="float">
            <text:p>0.00263685</text:p>
          </table:table-cell>
          <table:table-cell office:value-type="float" office:value="0.314647" calcext:value-type="float">
            <text:p>0.314647</text:p>
          </table:table-cell>
          <table:table-cell office:value-type="float" office:value="27596" calcext:value-type="float">
            <text:p>27596</text:p>
          </table:table-cell>
          <table:table-cell office:value-type="float" office:value="100" calcext:value-type="float">
            <text:p>100</text:p>
          </table:table-cell>
          <table:table-cell office:value-type="float" office:value="275.96" calcext:value-type="float">
            <text:p>275.96</text:p>
          </table:table-cell>
          <table:table-cell office:value-type="float" office:value="257" calcext:value-type="float">
            <text:p>257</text:p>
          </table:table-cell>
          <table:table-cell office:value-type="float" office:value="302" calcext:value-type="float">
            <text:p>302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office:value-type="float" office:value="9.81" calcext:value-type="float">
            <text:p>9.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6" calcext:value-type="float">
            <text:p>936</text:p>
          </table:table-cell>
          <table:table-cell office:value-type="float" office:value="100" calcext:value-type="float">
            <text:p>100</text:p>
          </table:table-cell>
          <table:table-cell office:value-type="float" office:value="9.36" calcext:value-type="float">
            <text:p>9.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836009" calcext:value-type="float">
            <text:p>0.836009</text:p>
          </table:table-cell>
          <table:table-cell office:value-type="float" office:value="100" calcext:value-type="float">
            <text:p>100</text:p>
          </table:table-cell>
          <table:table-cell office:value-type="float" office:value="0.00836009" calcext:value-type="float">
            <text:p>0.00836009</text:p>
          </table:table-cell>
          <table:table-cell office:value-type="float" office:value="0.00118163" calcext:value-type="float">
            <text:p>0.00118163</text:p>
          </table:table-cell>
          <table:table-cell office:value-type="float" office:value="0.0326845" calcext:value-type="float">
            <text:p>0.0326845</text:p>
          </table:table-cell>
          <table:table-cell office:value-type="float" office:value="30934" calcext:value-type="float">
            <text:p>30934</text:p>
          </table:table-cell>
          <table:table-cell office:value-type="float" office:value="100" calcext:value-type="float">
            <text:p>100</text:p>
          </table:table-cell>
          <table:table-cell office:value-type="float" office:value="309.34" calcext:value-type="float">
            <text:p>309.34</text:p>
          </table:table-cell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1234" calcext:value-type="float">
            <text:p>1234</text:p>
          </table:table-cell>
          <table:table-cell office:value-type="float" office:value="100" calcext:value-type="float">
            <text:p>100</text:p>
          </table:table-cell>
          <table:table-cell office:value-type="float" office:value="12.34" calcext:value-type="float">
            <text:p>12.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100" calcext:value-type="float">
            <text:p>100</text:p>
          </table:table-cell>
          <table:table-cell office:value-type="float" office:value="12.24" calcext:value-type="float">
            <text:p>12.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Y2:summary_5.Y10 summary_5.B2:summary_5.B10 summary_10.Y2:summary_10.Y10 summary_10.B2:summary_10.B10 summary_15.Y2:summary_15.Y10 summary_15.B2:summary_15.B10 summary_20.Y2:summary_20.Y10 summary_20.B2:summary_2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2:15:57.068468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05:57.339200749</meta:creation-date>
    <meta:generator>LibreOffice/6.2.7.1$Linux_X86_64 LibreOffice_project/20$Build-1</meta:generator>
    <dc:date>2019-12-22T22:24:12.639241988</dc:date>
    <meta:editing-duration>PT12M49S</meta:editing-duration>
    <meta:editing-cycles>2</meta:editing-cycles>
    <meta:document-statistic meta:table-count="17" meta:cell-count="4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B2:summary_5.B10 summary_5.Y2:summary_5.Y10 summary_10.Y2:summary_10.Y10 summary_15.Y2:summary_15.Y10 summary_20.Y2:summary_20.Y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Y2:summary_5.Y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Y2:summary_10.Y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Y2:summary_15.Y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Y2:summary_20.Y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Y2:summary_5.Y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2">
                <text:p>0.02</text:p>
                <draw:g>
                  <svg:desc>summary_10.Y2:summary_10.Y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3">
                <text:p>0.13</text:p>
                <draw:g>
                  <svg:desc>summary_15.Y2:summary_15.Y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1">
                <text:p>0.1</text:p>
                <draw:g>
                  <svg:desc>summary_20.Y2:summary_20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30">
                <text:p>30</text:p>
              </table:table-cell>
              <table:table-cell office:value-type="float" office:value="0.16">
                <text:p>0.16</text:p>
              </table:table-cell>
              <table:table-cell office:value-type="float" office:value="30">
                <text:p>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40">
                <text:p>40</text:p>
              </table:table-cell>
              <table:table-cell office:value-type="float" office:value="0.31">
                <text:p>0.31</text:p>
              </table:table-cell>
              <table:table-cell office:value-type="float" office:value="40">
                <text:p>4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.06">
                <text:p>0.06</text:p>
              </table:table-cell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50">
                <text:p>5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.11">
                <text:p>0.11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60">
                <text:p>6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.06">
                <text:p>0.06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70">
                <text:p>7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  <table:table-cell office:value-type="float" office:value="80">
                <text:p>8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.01">
                <text:p>0.01</text:p>
              </table:table-cell>
              <table:table-cell office:value-type="float" office:value="90">
                <text:p>9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